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7295in" svg:height="5.9398in" svg:x="2.3488in" svg:y="3.2417in">
            <draw:object draw:notify-on-update-of-ranges="Sheet1.A1:Sheet1.A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float" office:value="578.6" calcext:value-type="float">
            <text:p>578,6</text:p>
          </table:table-cell>
          <table:table-cell table:number-columns-repeated="6"/>
        </table:table-row>
        <table:table-row table:style-name="ro1">
          <table:table-cell office:value-type="float" office:value="1164.7" calcext:value-type="float">
            <text:p>1164,7</text:p>
          </table:table-cell>
          <table:table-cell table:number-columns-repeated="6"/>
        </table:table-row>
        <table:table-row table:style-name="ro1">
          <table:table-cell office:value-type="float" office:value="645.8" calcext:value-type="float">
            <text:p>645,8</text:p>
          </table:table-cell>
          <table:table-cell table:number-columns-repeated="6"/>
        </table:table-row>
        <table:table-row table:style-name="ro1">
          <table:table-cell office:value-type="float" office:value="695.1" calcext:value-type="float">
            <text:p>695,1</text:p>
          </table:table-cell>
          <table:table-cell table:number-columns-repeated="6"/>
        </table:table-row>
        <table:table-row table:style-name="ro1">
          <table:table-cell office:value-type="float" office:value="757.9" calcext:value-type="float">
            <text:p>757,9</text:p>
          </table:table-cell>
          <table:table-cell table:number-columns-repeated="6"/>
        </table:table-row>
        <table:table-row table:style-name="ro1">
          <table:table-cell office:value-type="float" office:value="868.8" calcext:value-type="float">
            <text:p>868,8</text:p>
          </table:table-cell>
          <table:table-cell table:number-columns-repeated="6"/>
        </table:table-row>
        <table:table-row table:style-name="ro1">
          <table:table-cell office:value-type="float" office:value="654.7" calcext:value-type="float">
            <text:p>654,7</text:p>
          </table:table-cell>
          <table:table-cell table:number-columns-repeated="6"/>
        </table:table-row>
        <table:table-row table:style-name="ro1">
          <table:table-cell office:value-type="float" office:value="1077.9" calcext:value-type="float">
            <text:p>1077,9</text:p>
          </table:table-cell>
          <table:table-cell table:number-columns-repeated="6"/>
        </table:table-row>
        <table:table-row table:style-name="ro1">
          <table:table-cell office:value-type="float" office:value="586.8" calcext:value-type="float">
            <text:p>586,8</text:p>
          </table:table-cell>
          <table:table-cell table:number-columns-repeated="6"/>
        </table:table-row>
        <table:table-row table:style-name="ro1">
          <table:table-cell office:value-type="float" office:value="647.9" calcext:value-type="float">
            <text:p>647,9</text:p>
          </table:table-cell>
          <table:table-cell table:number-columns-repeated="6"/>
        </table:table-row>
        <table:table-row table:style-name="ro1">
          <table:table-cell office:value-type="float" office:value="802.5" calcext:value-type="float">
            <text:p>802,5</text:p>
          </table:table-cell>
          <table:table-cell table:number-columns-repeated="6"/>
        </table:table-row>
        <table:table-row table:style-name="ro1">
          <table:table-cell office:value-type="float" office:value="808.2" calcext:value-type="float">
            <text:p>808,2</text:p>
          </table:table-cell>
          <table:table-cell table:number-columns-repeated="6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6"/>
        </table:table-row>
        <table:table-row table:style-name="ro1">
          <table:table-cell office:value-type="float" office:value="728.3" calcext:value-type="float">
            <text:p>728,3</text:p>
          </table:table-cell>
          <table:table-cell table:number-columns-repeated="6"/>
        </table:table-row>
        <table:table-row table:style-name="ro1">
          <table:table-cell office:value-type="float" office:value="711.5" calcext:value-type="float">
            <text:p>711,5</text:p>
          </table:table-cell>
          <table:table-cell table:number-columns-repeated="6"/>
        </table:table-row>
        <table:table-row table:style-name="ro1">
          <table:table-cell office:value-type="float" office:value="680.7" calcext:value-type="float">
            <text:p>680,7</text:p>
          </table:table-cell>
          <table:table-cell table:number-columns-repeated="6"/>
        </table:table-row>
        <table:table-row table:style-name="ro1">
          <table:table-cell office:value-type="float" office:value="1180.6" calcext:value-type="float">
            <text:p>1180,6</text:p>
          </table:table-cell>
          <table:table-cell table:number-columns-repeated="6"/>
        </table:table-row>
        <table:table-row table:style-name="ro1">
          <table:table-cell office:value-type="float" office:value="676.8" calcext:value-type="float">
            <text:p>676,8</text:p>
          </table:table-cell>
          <table:table-cell table:number-columns-repeated="6"/>
        </table:table-row>
        <table:table-row table:style-name="ro1">
          <table:table-cell office:value-type="float" office:value="530.3" calcext:value-type="float">
            <text:p>530,3</text:p>
          </table:table-cell>
          <table:table-cell table:number-columns-repeated="6"/>
        </table:table-row>
        <table:table-row table:style-name="ro1">
          <table:table-cell office:value-type="float" office:value="701.9" calcext:value-type="float">
            <text:p>701,9</text:p>
          </table:table-cell>
          <table:table-cell table:number-columns-repeated="6"/>
        </table:table-row>
        <table:table-row table:style-name="ro1">
          <table:table-cell office:value-type="float" office:value="681.8" calcext:value-type="float">
            <text:p>681,8</text:p>
          </table:table-cell>
          <table:table-cell table:number-columns-repeated="6"/>
        </table:table-row>
        <table:table-row table:style-name="ro1">
          <table:table-cell office:value-type="float" office:value="643.1" calcext:value-type="float">
            <text:p>643,1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581.3" calcext:value-type="float">
            <text:p>581,3</text:p>
          </table:table-cell>
          <table:table-cell table:number-columns-repeated="6"/>
        </table:table-row>
        <table:table-row table:style-name="ro1">
          <table:table-cell office:value-type="float" office:value="696.3" calcext:value-type="float">
            <text:p>696,3</text:p>
          </table:table-cell>
          <table:table-cell table:number-columns-repeated="6"/>
        </table:table-row>
        <table:table-row table:style-name="ro1">
          <table:table-cell office:value-type="float" office:value="585.5" calcext:value-type="float">
            <text:p>585,5</text:p>
          </table:table-cell>
          <table:table-cell table:number-columns-repeated="6"/>
        </table:table-row>
        <table:table-row table:style-name="ro1">
          <table:table-cell office:value-type="float" office:value="630.2" calcext:value-type="float">
            <text:p>630,2</text:p>
          </table:table-cell>
          <table:table-cell table:number-columns-repeated="6"/>
        </table:table-row>
        <table:table-row table:style-name="ro1">
          <table:table-cell office:value-type="float" office:value="599.6" calcext:value-type="float">
            <text:p>599,6</text:p>
          </table:table-cell>
          <table:table-cell table:number-columns-repeated="6"/>
        </table:table-row>
        <table:table-row table:style-name="ro1">
          <table:table-cell office:value-type="float" office:value="761.4" calcext:value-type="float">
            <text:p>761,4</text:p>
          </table:table-cell>
          <table:table-cell table:number-columns-repeated="6"/>
        </table:table-row>
        <table:table-row table:style-name="ro1">
          <table:table-cell office:value-type="float" office:value="526.5" calcext:value-type="float">
            <text:p>526,5</text:p>
          </table:table-cell>
          <table:table-cell table:number-columns-repeated="6"/>
        </table:table-row>
        <table:table-row table:style-name="ro1">
          <table:table-cell office:value-type="float" office:value="525.7" calcext:value-type="float">
            <text:p>525,7</text:p>
          </table:table-cell>
          <table:table-cell table:number-columns-repeated="6"/>
        </table:table-row>
        <table:table-row table:style-name="ro1">
          <table:table-cell office:value-type="float" office:value="528.1" calcext:value-type="float">
            <text:p>528,1</text:p>
          </table:table-cell>
          <table:table-cell table:number-columns-repeated="6"/>
        </table:table-row>
        <table:table-row table:style-name="ro1">
          <table:table-cell office:value-type="float" office:value="702.1" calcext:value-type="float">
            <text:p>702,1</text:p>
          </table:table-cell>
          <table:table-cell table:number-columns-repeated="6"/>
        </table:table-row>
        <table:table-row table:style-name="ro1">
          <table:table-cell office:value-type="float" office:value="492.8" calcext:value-type="float">
            <text:p>492,8</text:p>
          </table:table-cell>
          <table:table-cell table:number-columns-repeated="6"/>
        </table:table-row>
        <table:table-row table:style-name="ro1">
          <table:table-cell office:value-type="float" office:value="506.9" calcext:value-type="float">
            <text:p>506,9</text:p>
          </table:table-cell>
          <table:table-cell table:number-columns-repeated="6"/>
        </table:table-row>
        <table:table-row table:style-name="ro1">
          <table:table-cell office:value-type="float" office:value="430.4" calcext:value-type="float">
            <text:p>430,4</text:p>
          </table:table-cell>
          <table:table-cell table:number-columns-repeated="6"/>
        </table:table-row>
        <table:table-row table:style-name="ro1">
          <table:table-cell office:value-type="float" office:value="484.8" calcext:value-type="float">
            <text:p>484,8</text:p>
          </table:table-cell>
          <table:table-cell table:number-columns-repeated="6"/>
        </table:table-row>
        <table:table-row table:style-name="ro1">
          <table:table-cell office:value-type="float" office:value="572.1" calcext:value-type="float">
            <text:p>572,1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office:value-type="float" office:value="525.4" calcext:value-type="float">
            <text:p>525,4</text:p>
          </table:table-cell>
          <table:table-cell table:number-columns-repeated="6"/>
        </table:table-row>
        <table:table-row table:style-name="ro1">
          <table:table-cell office:value-type="float" office:value="506.2" calcext:value-type="float">
            <text:p>506,2</text:p>
          </table:table-cell>
          <table:table-cell table:number-columns-repeated="6"/>
        </table:table-row>
        <table:table-row table:style-name="ro1">
          <table:table-cell office:value-type="float" office:value="439.4" calcext:value-type="float">
            <text:p>439,4</text:p>
          </table:table-cell>
          <table:table-cell table:number-columns-repeated="6"/>
        </table:table-row>
        <table:table-row table:style-name="ro1">
          <table:table-cell office:value-type="float" office:value="426.8" calcext:value-type="float">
            <text:p>426,8</text:p>
          </table:table-cell>
          <table:table-cell table:number-columns-repeated="6"/>
        </table:table-row>
        <table:table-row table:style-name="ro1">
          <table:table-cell office:value-type="float" office:value="508.4" calcext:value-type="float">
            <text:p>508,4</text:p>
          </table:table-cell>
          <table:table-cell table:number-columns-repeated="6"/>
        </table:table-row>
        <table:table-row table:style-name="ro1">
          <table:table-cell office:value-type="float" office:value="436.5" calcext:value-type="float">
            <text:p>436,5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office:value-type="float" office:value="452.2" calcext:value-type="float">
            <text:p>452,2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office:value-type="float" office:value="554.7" calcext:value-type="float">
            <text:p>554,7</text:p>
          </table:table-cell>
          <table:table-cell table:number-columns-repeated="6"/>
        </table:table-row>
        <table:table-row table:style-name="ro1">
          <table:table-cell office:value-type="float" office:value="473.5" calcext:value-type="float">
            <text:p>473,5</text:p>
          </table:table-cell>
          <table:table-cell table:number-columns-repeated="6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office:value-type="float" office:value="437.1" calcext:value-type="float">
            <text:p>437,1</text:p>
          </table:table-cell>
          <table:table-cell table:number-columns-repeated="6"/>
        </table:table-row>
        <table:table-row table:style-name="ro1">
          <table:table-cell office:value-type="float" office:value="493.8" calcext:value-type="float">
            <text:p>493,8</text:p>
          </table:table-cell>
          <table:table-cell table:number-columns-repeated="6"/>
        </table:table-row>
        <table:table-row table:style-name="ro1">
          <table:table-cell office:value-type="float" office:value="424.6" calcext:value-type="float">
            <text:p>424,6</text:p>
          </table:table-cell>
          <table:table-cell table:number-columns-repeated="6"/>
        </table:table-row>
        <table:table-row table:style-name="ro1">
          <table:table-cell office:value-type="float" office:value="451.1" calcext:value-type="float">
            <text:p>451,1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office:value-type="float" office:value="595.1" calcext:value-type="float">
            <text:p>595,1</text:p>
          </table:table-cell>
          <table:table-cell table:number-columns-repeated="6"/>
        </table:table-row>
        <table:table-row table:style-name="ro1">
          <table:table-cell office:value-type="float" office:value="439.3" calcext:value-type="float">
            <text:p>439,3</text:p>
          </table:table-cell>
          <table:table-cell table:number-columns-repeated="6"/>
        </table:table-row>
        <table:table-row table:style-name="ro1">
          <table:table-cell office:value-type="float" office:value="413.2" calcext:value-type="float">
            <text:p>413,2</text:p>
          </table:table-cell>
          <table:table-cell table:number-columns-repeated="6"/>
        </table:table-row>
        <table:table-row table:style-name="ro1">
          <table:table-cell office:value-type="float" office:value="471.2" calcext:value-type="float">
            <text:p>471,2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office:value-type="float" office:value="491.6" calcext:value-type="float">
            <text:p>491,6</text:p>
          </table:table-cell>
          <table:table-cell table:number-columns-repeated="6"/>
        </table:table-row>
        <table:table-row table:style-name="ro1">
          <table:table-cell office:value-type="float" office:value="445.5" calcext:value-type="float">
            <text:p>445,5</text:p>
          </table:table-cell>
          <table:table-cell table:number-columns-repeated="6"/>
        </table:table-row>
        <table:table-row table:style-name="ro1">
          <table:table-cell office:value-type="float" office:value="546.4" calcext:value-type="float">
            <text:p>546,4</text:p>
          </table:table-cell>
          <table:table-cell table:number-columns-repeated="6"/>
        </table:table-row>
        <table:table-row table:style-name="ro1">
          <table:table-cell office:value-type="float" office:value="470.9" calcext:value-type="float">
            <text:p>470,9</text:p>
          </table:table-cell>
          <table:table-cell table:number-columns-repeated="6"/>
        </table:table-row>
        <table:table-row table:style-name="ro1">
          <table:table-cell office:value-type="float" office:value="493.3" calcext:value-type="float">
            <text:p>493,3</text:p>
          </table:table-cell>
          <table:table-cell table:number-columns-repeated="6"/>
        </table:table-row>
        <table:table-row table:style-name="ro1">
          <table:table-cell office:value-type="float" office:value="499.4" calcext:value-type="float">
            <text:p>499,4</text:p>
          </table:table-cell>
          <table:table-cell table:number-columns-repeated="6"/>
        </table:table-row>
        <table:table-row table:style-name="ro1">
          <table:table-cell office:value-type="float" office:value="484.6" calcext:value-type="float">
            <text:p>484,6</text:p>
          </table:table-cell>
          <table:table-cell table:number-columns-repeated="6"/>
        </table:table-row>
        <table:table-row table:style-name="ro1">
          <table:table-cell office:value-type="float" office:value="487.5" calcext:value-type="float">
            <text:p>487,5</text:p>
          </table:table-cell>
          <table:table-cell table:number-columns-repeated="6"/>
        </table:table-row>
        <table:table-row table:style-name="ro1">
          <table:table-cell office:value-type="float" office:value="485.6" calcext:value-type="float">
            <text:p>485,6</text:p>
          </table:table-cell>
          <table:table-cell table:number-columns-repeated="6"/>
        </table:table-row>
        <table:table-row table:style-name="ro1">
          <table:table-cell office:value-type="float" office:value="446.2" calcext:value-type="float">
            <text:p>446,2</text:p>
          </table:table-cell>
          <table:table-cell table:number-columns-repeated="6"/>
        </table:table-row>
        <table:table-row table:style-name="ro1">
          <table:table-cell office:value-type="float" office:value="546.8" calcext:value-type="float">
            <text:p>546,8</text:p>
          </table:table-cell>
          <table:table-cell table:number-columns-repeated="6"/>
        </table:table-row>
        <table:table-row table:style-name="ro1">
          <table:table-cell office:value-type="float" office:value="422.4" calcext:value-type="float">
            <text:p>422,4</text:p>
          </table:table-cell>
          <table:table-cell table:number-columns-repeated="6"/>
        </table:table-row>
        <table:table-row table:style-name="ro1">
          <table:table-cell office:value-type="float" office:value="503.3" calcext:value-type="float">
            <text:p>503,3</text:p>
          </table:table-cell>
          <table:table-cell table:number-columns-repeated="6"/>
        </table:table-row>
        <table:table-row table:style-name="ro1">
          <table:table-cell office:value-type="float" office:value="443.9" calcext:value-type="float">
            <text:p>443,9</text:p>
          </table:table-cell>
          <table:table-cell table:number-columns-repeated="6"/>
        </table:table-row>
        <table:table-row table:style-name="ro1">
          <table:table-cell office:value-type="float" office:value="463.8" calcext:value-type="float">
            <text:p>463,8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501.8" calcext:value-type="float">
            <text:p>501,8</text:p>
          </table:table-cell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6"/>
        </table:table-row>
        <table:table-row table:style-name="ro1">
          <table:table-cell office:value-type="float" office:value="538.8" calcext:value-type="float">
            <text:p>538,8</text:p>
          </table:table-cell>
          <table:table-cell table:number-columns-repeated="6"/>
        </table:table-row>
        <table:table-row table:style-name="ro1">
          <table:table-cell office:value-type="float" office:value="570.3" calcext:value-type="float">
            <text:p>570,3</text:p>
          </table:table-cell>
          <table:table-cell table:number-columns-repeated="6"/>
        </table:table-row>
        <table:table-row table:style-name="ro1">
          <table:table-cell office:value-type="float" office:value="730.4" calcext:value-type="float">
            <text:p>730,4</text:p>
          </table:table-cell>
          <table:table-cell table:number-columns-repeated="6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672.4" calcext:value-type="float">
            <text:p>672,4</text:p>
          </table:table-cell>
          <table:table-cell table:number-columns-repeated="6"/>
        </table:table-row>
        <table:table-row table:style-name="ro1">
          <table:table-cell office:value-type="float" office:value="648.6" calcext:value-type="float">
            <text:p>648,6</text:p>
          </table:table-cell>
          <table:table-cell table:number-columns-repeated="6"/>
        </table:table-row>
        <table:table-row table:style-name="ro1">
          <table:table-cell office:value-type="float" office:value="621.1" calcext:value-type="float">
            <text:p>621,1</text:p>
          </table:table-cell>
          <table:table-cell table:number-columns-repeated="6"/>
        </table:table-row>
        <table:table-row table:style-name="ro1">
          <table:table-cell office:value-type="float" office:value="683.9" calcext:value-type="float">
            <text:p>683,9</text:p>
          </table:table-cell>
          <table:table-cell table:number-columns-repeated="6"/>
        </table:table-row>
        <table:table-row table:style-name="ro1">
          <table:table-cell office:value-type="float" office:value="712.7" calcext:value-type="float">
            <text:p>712,7</text:p>
          </table:table-cell>
          <table:table-cell table:number-columns-repeated="6"/>
        </table:table-row>
        <table:table-row table:style-name="ro1">
          <table:table-cell office:value-type="float" office:value="580.7" calcext:value-type="float">
            <text:p>580,7</text:p>
          </table:table-cell>
          <table:table-cell table:number-columns-repeated="6"/>
        </table:table-row>
        <table:table-row table:style-name="ro1">
          <table:table-cell office:value-type="float" office:value="804.8" calcext:value-type="float">
            <text:p>804,8</text:p>
          </table:table-cell>
          <table:table-cell table:number-columns-repeated="6"/>
        </table:table-row>
        <table:table-row table:style-name="ro1">
          <table:table-cell office:value-type="float" office:value="683.9" calcext:value-type="float">
            <text:p>683,9</text:p>
          </table:table-cell>
          <table:table-cell table:number-columns-repeated="6"/>
        </table:table-row>
        <table:table-row table:style-name="ro1">
          <table:table-cell office:value-type="float" office:value="748.1" calcext:value-type="float">
            <text:p>748,1</text:p>
          </table:table-cell>
          <table:table-cell table:number-columns-repeated="6"/>
        </table:table-row>
        <table:table-row table:style-name="ro1">
          <table:table-cell office:value-type="float" office:value="416.5" calcext:value-type="float">
            <text:p>416,5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office:value-type="float" office:value="694.1" calcext:value-type="float">
            <text:p>694,1</text:p>
          </table:table-cell>
          <table:table-cell table:number-columns-repeated="6"/>
        </table:table-row>
        <table:table-row table:style-name="ro1">
          <table:table-cell office:value-type="float" office:value="592.1" calcext:value-type="float">
            <text:p>592,1</text:p>
          </table:table-cell>
          <table:table-cell table:number-columns-repeated="6"/>
        </table:table-row>
        <table:table-row table:style-name="ro1">
          <table:table-cell office:value-type="float" office:value="434.4" calcext:value-type="float">
            <text:p>434,4</text:p>
          </table:table-cell>
          <table:table-cell table:number-columns-repeated="6"/>
        </table:table-row>
        <table:table-row table:style-name="ro1">
          <table:table-cell office:value-type="float" office:value="606.7" calcext:value-type="float">
            <text:p>606,7</text:p>
          </table:table-cell>
          <table:table-cell table:number-columns-repeated="6"/>
        </table:table-row>
        <table:table-row table:style-name="ro1">
          <table:table-cell office:value-type="float" office:value="415.7" calcext:value-type="float">
            <text:p>415,7</text:p>
          </table:table-cell>
          <table:table-cell table:number-columns-repeated="6"/>
        </table:table-row>
        <table:table-row table:style-name="ro1">
          <table:table-cell office:value-type="float" office:value="689.2" calcext:value-type="float">
            <text:p>689,2</text:p>
          </table:table-cell>
          <table:table-cell table:number-columns-repeated="6"/>
        </table:table-row>
        <table:table-row table:style-name="ro1">
          <table:table-cell office:value-type="float" office:value="509.8" calcext:value-type="float">
            <text:p>509,8</text:p>
          </table:table-cell>
          <table:table-cell table:number-columns-repeated="6"/>
        </table:table-row>
        <table:table-row table:style-name="ro1">
          <table:table-cell office:value-type="float" office:value="460.2" calcext:value-type="float">
            <text:p>460,2</text:p>
          </table:table-cell>
          <table:table-cell table:number-columns-repeated="6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830.6" calcext:value-type="float">
            <text:p>830,6</text:p>
          </table:table-cell>
          <table:table-cell table:number-columns-repeated="6"/>
        </table:table-row>
        <table:table-row table:style-name="ro1">
          <table:table-cell office:value-type="float" office:value="611.8" calcext:value-type="float">
            <text:p>611,8</text:p>
          </table:table-cell>
          <table:table-cell table:number-columns-repeated="6"/>
        </table:table-row>
        <table:table-row table:style-name="ro1">
          <table:table-cell office:value-type="float" office:value="430.1" calcext:value-type="float">
            <text:p>430,1</text:p>
          </table:table-cell>
          <table:table-cell table:number-columns-repeated="6"/>
        </table:table-row>
        <table:table-row table:style-name="ro1">
          <table:table-cell office:value-type="float" office:value="473.1" calcext:value-type="float">
            <text:p>473,1</text:p>
          </table:table-cell>
          <table:table-cell table:number-columns-repeated="6"/>
        </table:table-row>
        <table:table-row table:style-name="ro1">
          <table:table-cell office:value-type="float" office:value="576.6" calcext:value-type="float">
            <text:p>576,6</text:p>
          </table:table-cell>
          <table:table-cell table:number-columns-repeated="6"/>
        </table:table-row>
        <table:table-row table:style-name="ro1">
          <table:table-cell office:value-type="float" office:value="464.1" calcext:value-type="float">
            <text:p>464,1</text:p>
          </table:table-cell>
          <table:table-cell table:number-columns-repeated="6"/>
        </table:table-row>
        <table:table-row table:style-name="ro1">
          <table:table-cell office:value-type="float" office:value="814.7" calcext:value-type="float">
            <text:p>814,7</text:p>
          </table:table-cell>
          <table:table-cell table:number-columns-repeated="6"/>
        </table:table-row>
        <table:table-row table:style-name="ro1">
          <table:table-cell office:value-type="float" office:value="480.6" calcext:value-type="float">
            <text:p>480,6</text:p>
          </table:table-cell>
          <table:table-cell table:number-columns-repeated="6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6"/>
        </table:table-row>
        <table:table-row table:style-name="ro1">
          <table:table-cell office:value-type="float" office:value="553.7" calcext:value-type="float">
            <text:p>553,7</text:p>
          </table:table-cell>
          <table:table-cell table:number-columns-repeated="6"/>
        </table:table-row>
        <table:table-row table:style-name="ro1">
          <table:table-cell office:value-type="float" office:value="666.4" calcext:value-type="float">
            <text:p>666,4</text:p>
          </table:table-cell>
          <table:table-cell table:number-columns-repeated="6"/>
        </table:table-row>
        <table:table-row table:style-name="ro1">
          <table:table-cell office:value-type="float" office:value="417.3" calcext:value-type="float">
            <text:p>417,3</text:p>
          </table:table-cell>
          <table:table-cell table:number-columns-repeated="6"/>
        </table:table-row>
        <table:table-row table:style-name="ro1">
          <table:table-cell office:value-type="float" office:value="656.9" calcext:value-type="float">
            <text:p>656,9</text:p>
          </table:table-cell>
          <table:table-cell table:number-columns-repeated="6"/>
        </table:table-row>
        <table:table-row table:style-name="ro1">
          <table:table-cell office:value-type="float" office:value="395.3" calcext:value-type="float">
            <text:p>395,3</text:p>
          </table:table-cell>
          <table:table-cell table:number-columns-repeated="6"/>
        </table:table-row>
        <table:table-row table:style-name="ro1">
          <table:table-cell office:value-type="float" office:value="571.3" calcext:value-type="float">
            <text:p>571,3</text:p>
          </table:table-cell>
          <table:table-cell table:number-columns-repeated="6"/>
        </table:table-row>
        <table:table-row table:style-name="ro1">
          <table:table-cell office:value-type="float" office:value="717.6" calcext:value-type="float">
            <text:p>717,6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float" office:value="681.1" calcext:value-type="float">
            <text:p>681,1</text:p>
          </table:table-cell>
          <table:table-cell table:number-columns-repeated="6"/>
        </table:table-row>
        <table:table-row table:style-name="ro1">
          <table:table-cell office:value-type="float" office:value="642.5" calcext:value-type="float">
            <text:p>642,5</text:p>
          </table:table-cell>
          <table:table-cell table:number-columns-repeated="6"/>
        </table:table-row>
        <table:table-row table:style-name="ro1">
          <table:table-cell office:value-type="float" office:value="603.7" calcext:value-type="float">
            <text:p>603,7</text:p>
          </table:table-cell>
          <table:table-cell table:number-columns-repeated="6"/>
        </table:table-row>
        <table:table-row table:style-name="ro1">
          <table:table-cell office:value-type="float" office:value="686.6" calcext:value-type="float">
            <text:p>686,6</text:p>
          </table:table-cell>
          <table:table-cell table:number-columns-repeated="6"/>
        </table:table-row>
        <table:table-row table:style-name="ro1">
          <table:table-cell office:value-type="float" office:value="772.7" calcext:value-type="float">
            <text:p>772,7</text:p>
          </table:table-cell>
          <table:table-cell table:number-columns-repeated="6"/>
        </table:table-row>
        <table:table-row table:style-name="ro1">
          <table:table-cell office:value-type="float" office:value="695.4" calcext:value-type="float">
            <text:p>695,4</text:p>
          </table:table-cell>
          <table:table-cell table:number-columns-repeated="6"/>
        </table:table-row>
        <table:table-row table:style-name="ro1">
          <table:table-cell office:value-type="float" office:value="682.3" calcext:value-type="float">
            <text:p>682,3</text:p>
          </table:table-cell>
          <table:table-cell table:number-columns-repeated="6"/>
        </table:table-row>
        <table:table-row table:style-name="ro1">
          <table:table-cell office:value-type="float" office:value="1077.8" calcext:value-type="float">
            <text:p>1077,8</text:p>
          </table:table-cell>
          <table:table-cell table:number-columns-repeated="6"/>
        </table:table-row>
        <table:table-row table:style-name="ro1">
          <table:table-cell office:value-type="float" office:value="710.7" calcext:value-type="float">
            <text:p>710,7</text:p>
          </table:table-cell>
          <table:table-cell table:number-columns-repeated="6"/>
        </table:table-row>
        <table:table-row table:style-name="ro1">
          <table:table-cell office:value-type="float" office:value="689.6" calcext:value-type="float">
            <text:p>689,6</text:p>
          </table:table-cell>
          <table:table-cell table:number-columns-repeated="6"/>
        </table:table-row>
        <table:table-row table:style-name="ro1">
          <table:table-cell office:value-type="float" office:value="696.1" calcext:value-type="float">
            <text:p>696,1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744.5" calcext:value-type="float">
            <text:p>744,5</text:p>
          </table:table-cell>
          <table:table-cell table:number-columns-repeated="6"/>
        </table:table-row>
        <table:table-row table:style-name="ro1">
          <table:table-cell office:value-type="float" office:value="689.6" calcext:value-type="float">
            <text:p>689,6</text:p>
          </table:table-cell>
          <table:table-cell table:number-columns-repeated="6"/>
        </table:table-row>
        <table:table-row table:style-name="ro1">
          <table:table-cell office:value-type="float" office:value="689.6" calcext:value-type="float">
            <text:p>689,6</text:p>
          </table:table-cell>
          <table:table-cell table:number-columns-repeated="6"/>
        </table:table-row>
        <table:table-row table:style-name="ro1">
          <table:table-cell office:value-type="float" office:value="720.5" calcext:value-type="float">
            <text:p>720,5</text:p>
          </table:table-cell>
          <table:table-cell table:number-columns-repeated="6"/>
        </table:table-row>
        <table:table-row table:style-name="ro1">
          <table:table-cell office:value-type="float" office:value="610.8" calcext:value-type="float">
            <text:p>610,8</text:p>
          </table:table-cell>
          <table:table-cell table:number-columns-repeated="6"/>
        </table:table-row>
        <table:table-row table:style-name="ro1">
          <table:table-cell office:value-type="float" office:value="790.1" calcext:value-type="float">
            <text:p>790,1</text:p>
          </table:table-cell>
          <table:table-cell table:number-columns-repeated="6"/>
        </table:table-row>
        <table:table-row table:style-name="ro1">
          <table:table-cell office:value-type="float" office:value="807.3" calcext:value-type="float">
            <text:p>807,3</text:p>
          </table:table-cell>
          <table:table-cell table:number-columns-repeated="6"/>
        </table:table-row>
        <table:table-row table:style-name="ro1">
          <table:table-cell office:value-type="float" office:value="689.6" calcext:value-type="float">
            <text:p>689,6</text:p>
          </table:table-cell>
          <table:table-cell table:number-columns-repeated="6"/>
        </table:table-row>
        <table:table-row table:style-name="ro1">
          <table:table-cell office:value-type="float" office:value="680.6" calcext:value-type="float">
            <text:p>680,6</text:p>
          </table:table-cell>
          <table:table-cell table:number-columns-repeated="6"/>
        </table:table-row>
        <table:table-row table:style-name="ro1">
          <table:table-cell office:value-type="float" office:value="709.8" calcext:value-type="float">
            <text:p>709,8</text:p>
          </table:table-cell>
          <table:table-cell table:number-columns-repeated="6"/>
        </table:table-row>
        <table:table-row table:style-name="ro1">
          <table:table-cell office:value-type="float" office:value="550.5" calcext:value-type="float">
            <text:p>550,5</text:p>
          </table:table-cell>
          <table:table-cell table:number-columns-repeated="6"/>
        </table:table-row>
        <table:table-row table:style-name="ro1">
          <table:table-cell office:value-type="float" office:value="570.7" calcext:value-type="float">
            <text:p>570,7</text:p>
          </table:table-cell>
          <table:table-cell table:number-columns-repeated="6"/>
        </table:table-row>
        <table:table-row table:style-name="ro1">
          <table:table-cell office:value-type="float" office:value="549.2" calcext:value-type="float">
            <text:p>549,2</text:p>
          </table:table-cell>
          <table:table-cell table:number-columns-repeated="6"/>
        </table:table-row>
        <table:table-row table:style-name="ro1">
          <table:table-cell office:value-type="float" office:value="549.6" calcext:value-type="float">
            <text:p>549,6</text:p>
          </table:table-cell>
          <table:table-cell table:number-columns-repeated="6"/>
        </table:table-row>
        <table:table-row table:style-name="ro1">
          <table:table-cell office:value-type="float" office:value="559.2" calcext:value-type="float">
            <text:p>559,2</text:p>
          </table:table-cell>
          <table:table-cell table:number-columns-repeated="6"/>
        </table:table-row>
        <table:table-row table:style-name="ro1">
          <table:table-cell office:value-type="float" office:value="559.1" calcext:value-type="float">
            <text:p>559,1</text:p>
          </table:table-cell>
          <table:table-cell table:number-columns-repeated="6"/>
        </table:table-row>
        <table:table-row table:style-name="ro1">
          <table:table-cell office:value-type="float" office:value="559.1" calcext:value-type="float">
            <text:p>559,1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548.3" calcext:value-type="float">
            <text:p>548,3</text:p>
          </table:table-cell>
          <table:table-cell table:number-columns-repeated="6"/>
        </table:table-row>
        <table:table-row table:style-name="ro1">
          <table:table-cell office:value-type="float" office:value="605.9" calcext:value-type="float">
            <text:p>605,9</text:p>
          </table:table-cell>
          <table:table-cell table:number-columns-repeated="6"/>
        </table:table-row>
        <table:table-row table:style-name="ro1">
          <table:table-cell office:value-type="float" office:value="506.4" calcext:value-type="float">
            <text:p>506,4</text:p>
          </table:table-cell>
          <table:table-cell table:number-columns-repeated="6"/>
        </table:table-row>
        <table:table-row table:style-name="ro1">
          <table:table-cell office:value-type="float" office:value="497.7" calcext:value-type="float">
            <text:p>497,7</text:p>
          </table:table-cell>
          <table:table-cell table:number-columns-repeated="6"/>
        </table:table-row>
        <table:table-row table:style-name="ro1">
          <table:table-cell office:value-type="float" office:value="783.3" calcext:value-type="float">
            <text:p>783,3</text:p>
          </table:table-cell>
          <table:table-cell table:number-columns-repeated="6"/>
        </table:table-row>
        <table:table-row table:style-name="ro1">
          <table:table-cell office:value-type="float" office:value="609.8" calcext:value-type="float">
            <text:p>609,8</text:p>
          </table:table-cell>
          <table:table-cell table:number-columns-repeated="6"/>
        </table:table-row>
        <table:table-row table:style-name="ro1">
          <table:table-cell office:value-type="float" office:value="513.4" calcext:value-type="float">
            <text:p>513,4</text:p>
          </table:table-cell>
          <table:table-cell table:number-columns-repeated="6"/>
        </table:table-row>
        <table:table-row table:style-name="ro1">
          <table:table-cell office:value-type="float" office:value="608.7" calcext:value-type="float">
            <text:p>608,7</text:p>
          </table:table-cell>
          <table:table-cell table:number-columns-repeated="6"/>
        </table:table-row>
        <table:table-row table:style-name="ro1">
          <table:table-cell office:value-type="float" office:value="586.6" calcext:value-type="float">
            <text:p>586,6</text:p>
          </table:table-cell>
          <table:table-cell table:number-columns-repeated="6"/>
        </table:table-row>
        <table:table-row table:style-name="ro1">
          <table:table-cell office:value-type="float" office:value="559.1" calcext:value-type="float">
            <text:p>559,1</text:p>
          </table:table-cell>
          <table:table-cell table:number-columns-repeated="6"/>
        </table:table-row>
        <table:table-row table:style-name="ro1">
          <table:table-cell office:value-type="float" office:value="559.1" calcext:value-type="float">
            <text:p>559,1</text:p>
          </table:table-cell>
          <table:table-cell table:number-columns-repeated="6"/>
        </table:table-row>
        <table:table-row table:style-name="ro1">
          <table:table-cell office:value-type="float" office:value="559.1" calcext:value-type="float">
            <text:p>559,1</text:p>
          </table:table-cell>
          <table:table-cell table:number-columns-repeated="6"/>
        </table:table-row>
        <table:table-row table:style-name="ro1">
          <table:table-cell office:value-type="float" office:value="606.4" calcext:value-type="float">
            <text:p>606,4</text:p>
          </table:table-cell>
          <table:table-cell table:number-columns-repeated="6"/>
        </table:table-row>
        <table:table-row table:style-name="ro1">
          <table:table-cell office:value-type="float" office:value="559.1" calcext:value-type="float">
            <text:p>559,1</text:p>
          </table:table-cell>
          <table:table-cell table:number-columns-repeated="6"/>
        </table:table-row>
        <table:table-row table:style-name="ro1">
          <table:table-cell office:value-type="float" office:value="584.5" calcext:value-type="float">
            <text:p>584,5</text:p>
          </table:table-cell>
          <table:table-cell table:number-columns-repeated="6"/>
        </table:table-row>
        <table:table-row table:style-name="ro1">
          <table:table-cell office:value-type="float" office:value="459.6" calcext:value-type="float">
            <text:p>459,6</text:p>
          </table:table-cell>
          <table:table-cell table:number-columns-repeated="6"/>
        </table:table-row>
        <table:table-row table:style-name="ro1">
          <table:table-cell office:value-type="float" office:value="644.7" calcext:value-type="float">
            <text:p>644,7</text:p>
          </table:table-cell>
          <table:table-cell table:number-columns-repeated="6"/>
        </table:table-row>
        <table:table-row table:style-name="ro1">
          <table:table-cell office:value-type="float" office:value="562.7" calcext:value-type="float">
            <text:p>562,7</text:p>
          </table:table-cell>
          <table:table-cell table:number-columns-repeated="6"/>
        </table:table-row>
        <table:table-row table:style-name="ro1">
          <table:table-cell office:value-type="float" office:value="648.6" calcext:value-type="float">
            <text:p>648,6</text:p>
          </table:table-cell>
          <table:table-cell table:number-columns-repeated="6"/>
        </table:table-row>
        <table:table-row table:style-name="ro1">
          <table:table-cell office:value-type="float" office:value="540.1" calcext:value-type="float">
            <text:p>540,1</text:p>
          </table:table-cell>
          <table:table-cell table:number-columns-repeated="6"/>
        </table:table-row>
        <table:table-row table:style-name="ro1">
          <table:table-cell office:value-type="float" office:value="722.3" calcext:value-type="float">
            <text:p>722,3</text:p>
          </table:table-cell>
          <table:table-cell table:number-columns-repeated="6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6"/>
        </table:table-row>
        <table:table-row table:style-name="ro1">
          <table:table-cell office:value-type="float" office:value="559.1" calcext:value-type="float">
            <text:p>559,1</text:p>
          </table:table-cell>
          <table:table-cell table:number-columns-repeated="6"/>
        </table:table-row>
        <table:table-row table:style-name="ro1">
          <table:table-cell office:value-type="float" office:value="460.4" calcext:value-type="float">
            <text:p>460,4</text:p>
          </table:table-cell>
          <table:table-cell table:number-columns-repeated="6"/>
        </table:table-row>
        <table:table-row table:style-name="ro1">
          <table:table-cell office:value-type="float" office:value="559.1" calcext:value-type="float">
            <text:p>559,1</text:p>
          </table:table-cell>
          <table:table-cell table:number-columns-repeated="6"/>
        </table:table-row>
        <table:table-row table:style-name="ro1">
          <table:table-cell office:value-type="float" office:value="571.6" calcext:value-type="float">
            <text:p>571,6</text:p>
          </table:table-cell>
          <table:table-cell table:number-columns-repeated="6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6"/>
        </table:table-row>
        <table:table-row table:style-name="ro1">
          <table:table-cell office:value-type="float" office:value="669.8" calcext:value-type="float">
            <text:p>669,8</text:p>
          </table:table-cell>
          <table:table-cell table:number-columns-repeated="6"/>
        </table:table-row>
        <table:table-row table:style-name="ro1">
          <table:table-cell office:value-type="float" office:value="719.6" calcext:value-type="float">
            <text:p>719,6</text:p>
          </table:table-cell>
          <table:table-cell table:number-columns-repeated="6"/>
        </table:table-row>
        <table:table-row table:style-name="ro1">
          <table:table-cell office:value-type="float" office:value="484.5" calcext:value-type="float">
            <text:p>484,5</text:p>
          </table:table-cell>
          <table:table-cell table:number-columns-repeated="6"/>
        </table:table-row>
        <table:table-row table:style-name="ro1">
          <table:table-cell office:value-type="float" office:value="520.5" calcext:value-type="float">
            <text:p>520,5</text:p>
          </table:table-cell>
          <table:table-cell table:number-columns-repeated="6"/>
        </table:table-row>
        <table:table-row table:style-name="ro1">
          <table:table-cell office:value-type="float" office:value="553.4" calcext:value-type="float">
            <text:p>553,4</text:p>
          </table:table-cell>
          <table:table-cell table:number-columns-repeated="6"/>
        </table:table-row>
        <table:table-row table:style-name="ro1">
          <table:table-cell office:value-type="float" office:value="590.8" calcext:value-type="float">
            <text:p>590,8</text:p>
          </table:table-cell>
          <table:table-cell table:number-columns-repeated="6"/>
        </table:table-row>
        <table:table-row table:style-name="ro1">
          <table:table-cell office:value-type="float" office:value="608.4" calcext:value-type="float">
            <text:p>608,4</text:p>
          </table:table-cell>
          <table:table-cell table:number-columns-repeated="6"/>
        </table:table-row>
        <table:table-row table:style-name="ro1">
          <table:table-cell office:value-type="float" office:value="560.1" calcext:value-type="float">
            <text:p>560,1</text:p>
          </table:table-cell>
          <table:table-cell table:number-columns-repeated="6"/>
        </table:table-row>
        <table:table-row table:style-name="ro1">
          <table:table-cell office:value-type="float" office:value="563.7" calcext:value-type="float">
            <text:p>563,7</text:p>
          </table:table-cell>
          <table:table-cell table:number-columns-repeated="6"/>
        </table:table-row>
        <table:table-row table:style-name="ro1">
          <table:table-cell office:value-type="float" office:value="521.4" calcext:value-type="float">
            <text:p>521,4</text:p>
          </table:table-cell>
          <table:table-cell table:number-columns-repeated="6"/>
        </table:table-row>
        <table:table-row table:style-name="ro1">
          <table:table-cell office:value-type="float" office:value="567.1" calcext:value-type="float">
            <text:p>567,1</text:p>
          </table:table-cell>
          <table:table-cell table:number-columns-repeated="6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6"/>
        </table:table-row>
        <table:table-row table:style-name="ro1">
          <table:table-cell office:value-type="float" office:value="528.9" calcext:value-type="float">
            <text:p>528,9</text:p>
          </table:table-cell>
          <table:table-cell table:number-columns-repeated="6"/>
        </table:table-row>
        <table:table-row table:style-name="ro1">
          <table:table-cell office:value-type="float" office:value="552.1" calcext:value-type="float">
            <text:p>552,1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office:value-type="float" office:value="440.5" calcext:value-type="float">
            <text:p>440,5</text:p>
          </table:table-cell>
          <table:table-cell table:number-columns-repeated="6"/>
        </table:table-row>
        <table:table-row table:style-name="ro1">
          <table:table-cell office:value-type="float" office:value="566.6" calcext:value-type="float">
            <text:p>566,6</text:p>
          </table:table-cell>
          <table:table-cell table:number-columns-repeated="6"/>
        </table:table-row>
        <table:table-row table:style-name="ro1">
          <table:table-cell office:value-type="float" office:value="542.8" calcext:value-type="float">
            <text:p>542,8</text:p>
          </table:table-cell>
          <table:table-cell table:number-columns-repeated="6"/>
        </table:table-row>
        <table:table-row table:style-name="ro1">
          <table:table-cell office:value-type="float" office:value="628.1" calcext:value-type="float">
            <text:p>628,1</text:p>
          </table:table-cell>
          <table:table-cell table:number-columns-repeated="6"/>
        </table:table-row>
        <table:table-row table:style-name="ro1">
          <table:table-cell office:value-type="float" office:value="422.1" calcext:value-type="float">
            <text:p>422,1</text:p>
          </table:table-cell>
          <table:table-cell table:number-columns-repeated="6"/>
        </table:table-row>
        <table:table-row table:style-name="ro1">
          <table:table-cell office:value-type="float" office:value="466.6" calcext:value-type="float">
            <text:p>466,6</text:p>
          </table:table-cell>
          <table:table-cell table:number-columns-repeated="6"/>
        </table:table-row>
        <table:table-row table:style-name="ro1">
          <table:table-cell office:value-type="float" office:value="679.4" calcext:value-type="float">
            <text:p>679,4</text:p>
          </table:table-cell>
          <table:table-cell table:number-columns-repeated="6"/>
        </table:table-row>
        <table:table-row table:style-name="ro1">
          <table:table-cell office:value-type="float" office:value="446.6" calcext:value-type="float">
            <text:p>446,6</text:p>
          </table:table-cell>
          <table:table-cell table:number-columns-repeated="6"/>
        </table:table-row>
        <table:table-row table:style-name="ro1">
          <table:table-cell office:value-type="float" office:value="552.7" calcext:value-type="float">
            <text:p>552,7</text:p>
          </table:table-cell>
          <table:table-cell table:number-columns-repeated="6"/>
        </table:table-row>
        <table:table-row table:style-name="ro1">
          <table:table-cell office:value-type="float" office:value="517.3" calcext:value-type="float">
            <text:p>517,3</text:p>
          </table:table-cell>
          <table:table-cell table:number-columns-repeated="6"/>
        </table:table-row>
        <table:table-row table:style-name="ro1">
          <table:table-cell office:value-type="float" office:value="560.3" calcext:value-type="float">
            <text:p>560,3</text:p>
          </table:table-cell>
          <table:table-cell table:number-columns-repeated="6"/>
        </table:table-row>
        <table:table-row table:style-name="ro1">
          <table:table-cell office:value-type="float" office:value="643.9" calcext:value-type="float">
            <text:p>643,9</text:p>
          </table:table-cell>
          <table:table-cell table:number-columns-repeated="6"/>
        </table:table-row>
        <table:table-row table:style-name="ro1">
          <table:table-cell office:value-type="float" office:value="450.6" calcext:value-type="float">
            <text:p>450,6</text:p>
          </table:table-cell>
          <table:table-cell table:number-columns-repeated="6"/>
        </table:table-row>
        <table:table-row table:style-name="ro1">
          <table:table-cell office:value-type="float" office:value="536.2" calcext:value-type="float">
            <text:p>536,2</text:p>
          </table:table-cell>
          <table:table-cell table:number-columns-repeated="6"/>
        </table:table-row>
        <table:table-row table:style-name="ro1">
          <table:table-cell office:value-type="float" office:value="523.8" calcext:value-type="float">
            <text:p>523,8</text:p>
          </table:table-cell>
          <table:table-cell table:number-columns-repeated="6"/>
        </table:table-row>
        <table:table-row table:style-name="ro1">
          <table:table-cell office:value-type="float" office:value="474.3" calcext:value-type="float">
            <text:p>474,3</text:p>
          </table:table-cell>
          <table:table-cell table:number-columns-repeated="6"/>
        </table:table-row>
        <table:table-row table:style-name="ro1">
          <table:table-cell office:value-type="float" office:value="559.1" calcext:value-type="float">
            <text:p>559,1</text:p>
          </table:table-cell>
          <table:table-cell table:number-columns-repeated="6"/>
        </table:table-row>
        <table:table-row table:style-name="ro1">
          <table:table-cell office:value-type="float" office:value="497.3" calcext:value-type="float">
            <text:p>497,3</text:p>
          </table:table-cell>
          <table:table-cell table:number-columns-repeated="6"/>
        </table:table-row>
        <table:table-row table:style-name="ro1">
          <table:table-cell office:value-type="float" office:value="846.2" calcext:value-type="float">
            <text:p>846,2</text:p>
          </table:table-cell>
          <table:table-cell table:number-columns-repeated="6"/>
        </table:table-row>
        <table:table-row table:style-name="ro1">
          <table:table-cell office:value-type="float" office:value="619.4" calcext:value-type="float">
            <text:p>619,4</text:p>
          </table:table-cell>
          <table:table-cell table:number-columns-repeated="6"/>
        </table:table-row>
        <table:table-row table:style-name="ro1">
          <table:table-cell office:value-type="float" office:value="572.7" calcext:value-type="float">
            <text:p>572,7</text:p>
          </table:table-cell>
          <table:table-cell table:number-columns-repeated="6"/>
        </table:table-row>
        <table:table-row table:style-name="ro1">
          <table:table-cell office:value-type="float" office:value="574.6" calcext:value-type="float">
            <text:p>574,6</text:p>
          </table:table-cell>
          <table:table-cell table:number-columns-repeated="6"/>
        </table:table-row>
        <table:table-row table:style-name="ro1">
          <table:table-cell office:value-type="float" office:value="435.9" calcext:value-type="float">
            <text:p>435,9</text:p>
          </table:table-cell>
          <table:table-cell table:number-columns-repeated="6"/>
        </table:table-row>
        <table:table-row table:style-name="ro1">
          <table:table-cell office:value-type="float" office:value="610.9" calcext:value-type="float">
            <text:p>610,9</text:p>
          </table:table-cell>
          <table:table-cell table:number-columns-repeated="6"/>
        </table:table-row>
        <table:table-row table:style-name="ro1">
          <table:table-cell office:value-type="float" office:value="559.1" calcext:value-type="float">
            <text:p>559,1</text:p>
          </table:table-cell>
          <table:table-cell table:number-columns-repeated="6"/>
        </table:table-row>
        <table:table-row table:style-name="ro1">
          <table:table-cell office:value-type="float" office:value="559.1" calcext:value-type="float">
            <text:p>559,1</text:p>
          </table:table-cell>
          <table:table-cell table:number-columns-repeated="6"/>
        </table:table-row>
        <table:table-row table:style-name="ro1">
          <table:table-cell office:value-type="float" office:value="559.8" calcext:value-type="float">
            <text:p>559,8</text:p>
          </table:table-cell>
          <table:table-cell table:number-columns-repeated="6"/>
        </table:table-row>
        <table:table-row table:style-name="ro1">
          <table:table-cell office:value-type="float" office:value="556.6" calcext:value-type="float">
            <text:p>556,6</text:p>
          </table:table-cell>
          <table:table-cell table:number-columns-repeated="6"/>
        </table:table-row>
        <table:table-row table:style-name="ro1">
          <table:table-cell office:value-type="float" office:value="583.8" calcext:value-type="float">
            <text:p>583,8</text:p>
          </table:table-cell>
          <table:table-cell table:number-columns-repeated="6"/>
        </table:table-row>
        <table:table-row table:style-name="ro1">
          <table:table-cell office:value-type="float" office:value="661.5" calcext:value-type="float">
            <text:p>661,5</text:p>
          </table:table-cell>
          <table:table-cell table:number-columns-repeated="6"/>
        </table:table-row>
        <table:table-row table:style-name="ro1">
          <table:table-cell office:value-type="float" office:value="700.2" calcext:value-type="float">
            <text:p>700,2</text:p>
          </table:table-cell>
          <table:table-cell table:number-columns-repeated="6"/>
        </table:table-row>
        <table:table-row table:style-name="ro1">
          <table:table-cell office:value-type="float" office:value="451.6" calcext:value-type="float">
            <text:p>451,6</text:p>
          </table:table-cell>
          <table:table-cell table:number-columns-repeated="6"/>
        </table:table-row>
        <table:table-row table:style-name="ro1">
          <table:table-cell office:value-type="float" office:value="559.1" calcext:value-type="float">
            <text:p>559,1</text:p>
          </table:table-cell>
          <table:table-cell table:number-columns-repeated="6"/>
        </table:table-row>
        <table:table-row table:style-name="ro1">
          <table:table-cell office:value-type="float" office:value="628.6" calcext:value-type="float">
            <text:p>628,6</text:p>
          </table:table-cell>
          <table:table-cell table:number-columns-repeated="6"/>
        </table:table-row>
        <table:table-row table:style-name="ro1">
          <table:table-cell office:value-type="float" office:value="560.1" calcext:value-type="float">
            <text:p>560,1</text:p>
          </table:table-cell>
          <table:table-cell table:number-columns-repeated="6"/>
        </table:table-row>
        <table:table-row table:style-name="ro1">
          <table:table-cell office:value-type="float" office:value="559.1" calcext:value-type="float">
            <text:p>559,1</text:p>
          </table:table-cell>
          <table:table-cell table:number-columns-repeated="6"/>
        </table:table-row>
        <table:table-row table:style-name="ro1">
          <table:table-cell office:value-type="float" office:value="571.3" calcext:value-type="float">
            <text:p>571,3</text:p>
          </table:table-cell>
          <table:table-cell table:number-columns-repeated="6"/>
        </table:table-row>
        <table:table-row table:style-name="ro1">
          <table:table-cell office:value-type="float" office:value="655.9" calcext:value-type="float">
            <text:p>655,9</text:p>
          </table:table-cell>
          <table:table-cell table:number-columns-repeated="6"/>
        </table:table-row>
        <table:table-row table:style-name="ro1">
          <table:table-cell office:value-type="float" office:value="727.9" calcext:value-type="float">
            <text:p>727,9</text:p>
          </table:table-cell>
          <table:table-cell table:number-columns-repeated="6"/>
        </table:table-row>
        <table:table-row table:style-name="ro1">
          <table:table-cell office:value-type="float" office:value="579.2" calcext:value-type="float">
            <text:p>579,2</text:p>
          </table:table-cell>
          <table:table-cell table:number-columns-repeated="6"/>
        </table:table-row>
        <table:table-row table:style-name="ro1">
          <table:table-cell office:value-type="float" office:value="363.5" calcext:value-type="float">
            <text:p>363,5</text:p>
          </table:table-cell>
          <table:table-cell table:number-columns-repeated="6"/>
        </table:table-row>
        <table:table-row table:style-name="ro1">
          <table:table-cell office:value-type="float" office:value="676.9" calcext:value-type="float">
            <text:p>676,9</text:p>
          </table:table-cell>
          <table:table-cell table:number-columns-repeated="6"/>
        </table:table-row>
        <table:table-row table:style-name="ro1">
          <table:table-cell office:value-type="float" office:value="670.6" calcext:value-type="float">
            <text:p>670,6</text:p>
          </table:table-cell>
          <table:table-cell table:number-columns-repeated="6"/>
        </table:table-row>
        <table:table-row table:style-name="ro1">
          <table:table-cell office:value-type="float" office:value="629.6" calcext:value-type="float">
            <text:p>629,6</text:p>
          </table:table-cell>
          <table:table-cell table:number-columns-repeated="6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6"/>
        </table:table-row>
        <table:table-row table:style-name="ro1">
          <table:table-cell office:value-type="float" office:value="557.8" calcext:value-type="float">
            <text:p>557,8</text:p>
          </table:table-cell>
          <table:table-cell table:number-columns-repeated="6"/>
        </table:table-row>
        <table:table-row table:style-name="ro1">
          <table:table-cell office:value-type="float" office:value="546.6" calcext:value-type="float">
            <text:p>546,6</text:p>
          </table:table-cell>
          <table:table-cell table:number-columns-repeated="6"/>
        </table:table-row>
        <table:table-row table:style-name="ro1">
          <table:table-cell office:value-type="float" office:value="549.5" calcext:value-type="float">
            <text:p>549,5</text:p>
          </table:table-cell>
          <table:table-cell table:number-columns-repeated="6"/>
        </table:table-row>
        <table:table-row table:style-name="ro1">
          <table:table-cell office:value-type="float" office:value="848.1" calcext:value-type="float">
            <text:p>848,1</text:p>
          </table:table-cell>
          <table:table-cell table:number-columns-repeated="6"/>
        </table:table-row>
        <table:table-row table:style-name="ro1">
          <table:table-cell office:value-type="float" office:value="776.1" calcext:value-type="float">
            <text:p>776,1</text:p>
          </table:table-cell>
          <table:table-cell table:number-columns-repeated="6"/>
        </table:table-row>
        <table:table-row table:style-name="ro1">
          <table:table-cell office:value-type="float" office:value="1379.7" calcext:value-type="float">
            <text:p>1379,7</text:p>
          </table:table-cell>
          <table:table-cell table:number-columns-repeated="6"/>
        </table:table-row>
        <table:table-row table:style-name="ro1">
          <table:table-cell office:value-type="float" office:value="659.7" calcext:value-type="float">
            <text:p>659,7</text:p>
          </table:table-cell>
          <table:table-cell table:number-columns-repeated="6"/>
        </table:table-row>
        <table:table-row table:style-name="ro1">
          <table:table-cell office:value-type="float" office:value="713.9" calcext:value-type="float">
            <text:p>713,9</text:p>
          </table:table-cell>
          <table:table-cell table:number-columns-repeated="6"/>
        </table:table-row>
        <table:table-row table:style-name="ro1">
          <table:table-cell office:value-type="float" office:value="525.3" calcext:value-type="float">
            <text:p>525,3</text:p>
          </table:table-cell>
          <table:table-cell table:number-columns-repeated="6"/>
        </table:table-row>
        <table:table-row table:style-name="ro1">
          <table:table-cell office:value-type="float" office:value="338.3" calcext:value-type="float">
            <text:p>338,3</text:p>
          </table:table-cell>
          <table:table-cell table:number-columns-repeated="6"/>
        </table:table-row>
        <table:table-row table:style-name="ro1">
          <table:table-cell office:value-type="float" office:value="702.5" calcext:value-type="float">
            <text:p>702,5</text:p>
          </table:table-cell>
          <table:table-cell table:number-columns-repeated="6"/>
        </table:table-row>
        <table:table-row table:style-name="ro1">
          <table:table-cell office:value-type="float" office:value="457.1" calcext:value-type="float">
            <text:p>457,1</text:p>
          </table:table-cell>
          <table:table-cell table:number-columns-repeated="6"/>
        </table:table-row>
        <table:table-row table:style-name="ro1">
          <table:table-cell office:value-type="float" office:value="691.8" calcext:value-type="float">
            <text:p>691,8</text:p>
          </table:table-cell>
          <table:table-cell table:number-columns-repeated="6"/>
        </table:table-row>
        <table:table-row table:style-name="ro1">
          <table:table-cell office:value-type="float" office:value="725.1" calcext:value-type="float">
            <text:p>725,1</text:p>
          </table:table-cell>
          <table:table-cell table:number-columns-repeated="6"/>
        </table:table-row>
        <table:table-row table:style-name="ro1">
          <table:table-cell office:value-type="float" office:value="481.4" calcext:value-type="float">
            <text:p>481,4</text:p>
          </table:table-cell>
          <table:table-cell table:number-columns-repeated="6"/>
        </table:table-row>
        <table:table-row table:style-name="ro1">
          <table:table-cell office:value-type="float" office:value="754.1" calcext:value-type="float">
            <text:p>754,1</text:p>
          </table:table-cell>
          <table:table-cell table:number-columns-repeated="6"/>
        </table:table-row>
        <table:table-row table:style-name="ro1">
          <table:table-cell office:value-type="float" office:value="609.9" calcext:value-type="float">
            <text:p>609,9</text:p>
          </table:table-cell>
          <table:table-cell table:number-columns-repeated="6"/>
        </table:table-row>
        <table:table-row table:style-name="ro1">
          <table:table-cell office:value-type="float" office:value="465.1" calcext:value-type="float">
            <text:p>465,1</text:p>
          </table:table-cell>
          <table:table-cell table:number-columns-repeated="6"/>
        </table:table-row>
        <table:table-row table:style-name="ro1">
          <table:table-cell office:value-type="float" office:value="429.5" calcext:value-type="float">
            <text:p>429,5</text:p>
          </table:table-cell>
          <table:table-cell table:number-columns-repeated="6"/>
        </table:table-row>
        <table:table-row table:style-name="ro1">
          <table:table-cell office:value-type="float" office:value="819.4" calcext:value-type="float">
            <text:p>819,4</text:p>
          </table:table-cell>
          <table:table-cell table:number-columns-repeated="6"/>
        </table:table-row>
        <table:table-row table:style-name="ro1">
          <table:table-cell office:value-type="float" office:value="527.8" calcext:value-type="float">
            <text:p>527,8</text:p>
          </table:table-cell>
          <table:table-cell table:number-columns-repeated="6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6"/>
        </table:table-row>
        <table:table-row table:style-name="ro1">
          <table:table-cell office:value-type="float" office:value="588.8" calcext:value-type="float">
            <text:p>588,8</text:p>
          </table:table-cell>
          <table:table-cell table:number-columns-repeated="6"/>
        </table:table-row>
        <table:table-row table:style-name="ro1">
          <table:table-cell office:value-type="float" office:value="718.2" calcext:value-type="float">
            <text:p>718,2</text:p>
          </table:table-cell>
          <table:table-cell table:number-columns-repeated="6"/>
        </table:table-row>
        <table:table-row table:style-name="ro1">
          <table:table-cell office:value-type="float" office:value="740.5" calcext:value-type="float">
            <text:p>740,5</text:p>
          </table:table-cell>
          <table:table-cell table:number-columns-repeated="6"/>
        </table:table-row>
        <table:table-row table:style-name="ro1">
          <table:table-cell office:value-type="float" office:value="659.7" calcext:value-type="float">
            <text:p>659,7</text:p>
          </table:table-cell>
          <table:table-cell table:number-columns-repeated="6"/>
        </table:table-row>
        <table:table-row table:style-name="ro1">
          <table:table-cell office:value-type="float" office:value="610.8" calcext:value-type="float">
            <text:p>610,8</text:p>
          </table:table-cell>
          <table:table-cell table:number-columns-repeated="6"/>
        </table:table-row>
        <table:table-row table:style-name="ro1">
          <table:table-cell office:value-type="float" office:value="800.7" calcext:value-type="float">
            <text:p>800,7</text:p>
          </table:table-cell>
          <table:table-cell table:number-columns-repeated="6"/>
        </table:table-row>
        <table:table-row table:style-name="ro1">
          <table:table-cell office:value-type="float" office:value="662.4" calcext:value-type="float">
            <text:p>662,4</text:p>
          </table:table-cell>
          <table:table-cell table:number-columns-repeated="6"/>
        </table:table-row>
        <table:table-row table:style-name="ro1">
          <table:table-cell office:value-type="float" office:value="689.4" calcext:value-type="float">
            <text:p>689,4</text:p>
          </table:table-cell>
          <table:table-cell table:number-columns-repeated="6"/>
        </table:table-row>
        <table:table-row table:style-name="ro1">
          <table:table-cell office:value-type="float" office:value="630.4" calcext:value-type="float">
            <text:p>630,4</text:p>
          </table:table-cell>
          <table:table-cell table:number-columns-repeated="6"/>
        </table:table-row>
        <table:table-row table:style-name="ro1">
          <table:table-cell office:value-type="float" office:value="690.3" calcext:value-type="float">
            <text:p>690,3</text:p>
          </table:table-cell>
          <table:table-cell table:number-columns-repeated="6"/>
        </table:table-row>
        <table:table-row table:style-name="ro1">
          <table:table-cell office:value-type="float" office:value="523.3" calcext:value-type="float">
            <text:p>523,3</text:p>
          </table:table-cell>
          <table:table-cell table:number-columns-repeated="6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6"/>
        </table:table-row>
        <table:table-row table:style-name="ro1">
          <table:table-cell office:value-type="float" office:value="537.3" calcext:value-type="float">
            <text:p>537,3</text:p>
          </table:table-cell>
          <table:table-cell table:number-columns-repeated="6"/>
        </table:table-row>
        <table:table-row table:style-name="ro1">
          <table:table-cell office:value-type="float" office:value="554.9" calcext:value-type="float">
            <text:p>554,9</text:p>
          </table:table-cell>
          <table:table-cell table:number-columns-repeated="6"/>
        </table:table-row>
        <table:table-row table:style-name="ro1">
          <table:table-cell office:value-type="float" office:value="614.1" calcext:value-type="float">
            <text:p>614,1</text:p>
          </table:table-cell>
          <table:table-cell table:number-columns-repeated="6"/>
        </table:table-row>
        <table:table-row table:style-name="ro1">
          <table:table-cell office:value-type="float" office:value="692.3" calcext:value-type="float">
            <text:p>692,3</text:p>
          </table:table-cell>
          <table:table-cell table:number-columns-repeated="6"/>
        </table:table-row>
        <table:table-row table:style-name="ro1">
          <table:table-cell office:value-type="float" office:value="648.2" calcext:value-type="float">
            <text:p>648,2</text:p>
          </table:table-cell>
          <table:table-cell table:number-columns-repeated="6"/>
        </table:table-row>
        <table:table-row table:style-name="ro1">
          <table:table-cell office:value-type="float" office:value="603.6" calcext:value-type="float">
            <text:p>603,6</text:p>
          </table:table-cell>
          <table:table-cell table:number-columns-repeated="6"/>
        </table:table-row>
        <table:table-row table:style-name="ro1">
          <table:table-cell office:value-type="float" office:value="699.3" calcext:value-type="float">
            <text:p>699,3</text:p>
          </table:table-cell>
          <table:table-cell table:number-columns-repeated="6"/>
        </table:table-row>
        <table:table-row table:style-name="ro1">
          <table:table-cell office:value-type="float" office:value="643.4" calcext:value-type="float">
            <text:p>643,4</text:p>
          </table:table-cell>
          <table:table-cell table:number-columns-repeated="6"/>
        </table:table-row>
        <table:table-row table:style-name="ro1">
          <table:table-cell office:value-type="float" office:value="575.5" calcext:value-type="float">
            <text:p>575,5</text:p>
          </table:table-cell>
          <table:table-cell table:number-columns-repeated="6"/>
        </table:table-row>
        <table:table-row table:style-name="ro1">
          <table:table-cell office:value-type="float" office:value="574.6" calcext:value-type="float">
            <text:p>574,6</text:p>
          </table:table-cell>
          <table:table-cell table:number-columns-repeated="6"/>
        </table:table-row>
        <table:table-row table:style-name="ro1">
          <table:table-cell office:value-type="float" office:value="572.1" calcext:value-type="float">
            <text:p>572,1</text:p>
          </table:table-cell>
          <table:table-cell table:number-columns-repeated="6"/>
        </table:table-row>
        <table:table-row table:style-name="ro1">
          <table:table-cell office:value-type="float" office:value="631.2" calcext:value-type="float">
            <text:p>631,2</text:p>
          </table:table-cell>
          <table:table-cell table:number-columns-repeated="6"/>
        </table:table-row>
        <table:table-row table:style-name="ro1">
          <table:table-cell office:value-type="float" office:value="416.7" calcext:value-type="float">
            <text:p>416,7</text:p>
          </table:table-cell>
          <table:table-cell table:number-columns-repeated="6"/>
        </table:table-row>
        <table:table-row table:style-name="ro1">
          <table:table-cell office:value-type="float" office:value="437.5" calcext:value-type="float">
            <text:p>437,5</text:p>
          </table:table-cell>
          <table:table-cell table:number-columns-repeated="6"/>
        </table:table-row>
        <table:table-row table:style-name="ro1">
          <table:table-cell office:value-type="float" office:value="442.6" calcext:value-type="float">
            <text:p>442,6</text:p>
          </table:table-cell>
          <table:table-cell table:number-columns-repeated="6"/>
        </table:table-row>
        <table:table-row table:style-name="ro1">
          <table:table-cell office:value-type="float" office:value="502.3" calcext:value-type="float">
            <text:p>502,3</text:p>
          </table:table-cell>
          <table:table-cell table:number-columns-repeated="6"/>
        </table:table-row>
        <table:table-row table:style-name="ro1">
          <table:table-cell office:value-type="float" office:value="442.6" calcext:value-type="float">
            <text:p>442,6</text:p>
          </table:table-cell>
          <table:table-cell table:number-columns-repeated="6"/>
        </table:table-row>
        <table:table-row table:style-name="ro1">
          <table:table-cell office:value-type="float" office:value="442.6" calcext:value-type="float">
            <text:p>442,6</text:p>
          </table:table-cell>
          <table:table-cell table:number-columns-repeated="6"/>
        </table:table-row>
        <table:table-row table:style-name="ro1">
          <table:table-cell office:value-type="float" office:value="442.6" calcext:value-type="float">
            <text:p>442,6</text:p>
          </table:table-cell>
          <table:table-cell table:number-columns-repeated="6"/>
        </table:table-row>
        <table:table-row table:style-name="ro1">
          <table:table-cell office:value-type="float" office:value="506.6" calcext:value-type="float">
            <text:p>506,6</text:p>
          </table:table-cell>
          <table:table-cell table:number-columns-repeated="6"/>
        </table:table-row>
        <table:table-row table:style-name="ro1">
          <table:table-cell office:value-type="float" office:value="435.1" calcext:value-type="float">
            <text:p>435,1</text:p>
          </table:table-cell>
          <table:table-cell table:number-columns-repeated="6"/>
        </table:table-row>
        <table:table-row table:style-name="ro1">
          <table:table-cell office:value-type="float" office:value="923.2" calcext:value-type="float">
            <text:p>923,2</text:p>
          </table:table-cell>
          <table:table-cell table:number-columns-repeated="6"/>
        </table:table-row>
        <table:table-row table:style-name="ro1">
          <table:table-cell office:value-type="float" office:value="513.6" calcext:value-type="float">
            <text:p>513,6</text:p>
          </table:table-cell>
          <table:table-cell table:number-columns-repeated="6"/>
        </table:table-row>
        <table:table-row table:style-name="ro1">
          <table:table-cell office:value-type="float" office:value="459.8" calcext:value-type="float">
            <text:p>459,8</text:p>
          </table:table-cell>
          <table:table-cell table:number-columns-repeated="6"/>
        </table:table-row>
        <table:table-row table:style-name="ro1">
          <table:table-cell office:value-type="float" office:value="620.7" calcext:value-type="float">
            <text:p>620,7</text:p>
          </table:table-cell>
          <table:table-cell table:number-columns-repeated="6"/>
        </table:table-row>
        <table:table-row table:style-name="ro1">
          <table:table-cell office:value-type="float" office:value="380.3" calcext:value-type="float">
            <text:p>380,3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office:value-type="float" office:value="527.9" calcext:value-type="float">
            <text:p>527,9</text:p>
          </table:table-cell>
          <table:table-cell table:number-columns-repeated="6"/>
        </table:table-row>
        <table:table-row table:style-name="ro1">
          <table:table-cell office:value-type="float" office:value="418.3" calcext:value-type="float">
            <text:p>418,3</text:p>
          </table:table-cell>
          <table:table-cell table:number-columns-repeated="6"/>
        </table:table-row>
        <table:table-row table:style-name="ro1">
          <table:table-cell office:value-type="float" office:value="502.2" calcext:value-type="float">
            <text:p>502,2</text:p>
          </table:table-cell>
          <table:table-cell table:number-columns-repeated="6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6"/>
        </table:table-row>
        <table:table-row table:style-name="ro1">
          <table:table-cell office:value-type="float" office:value="485.8" calcext:value-type="float">
            <text:p>485,8</text:p>
          </table:table-cell>
          <table:table-cell table:number-columns-repeated="6"/>
        </table:table-row>
        <table:table-row table:style-name="ro1">
          <table:table-cell office:value-type="float" office:value="394.6" calcext:value-type="float">
            <text:p>394,6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6"/>
        </table:table-row>
        <table:table-row table:style-name="ro1">
          <table:table-cell office:value-type="float" office:value="573.6" calcext:value-type="float">
            <text:p>573,6</text:p>
          </table:table-cell>
          <table:table-cell table:number-columns-repeated="6"/>
        </table:table-row>
        <table:table-row table:style-name="ro1">
          <table:table-cell office:value-type="float" office:value="599.2" calcext:value-type="float">
            <text:p>599,2</text:p>
          </table:table-cell>
          <table:table-cell table:number-columns-repeated="6"/>
        </table:table-row>
        <table:table-row table:style-name="ro1">
          <table:table-cell office:value-type="float" office:value="708.8" calcext:value-type="float">
            <text:p>708,8</text:p>
          </table:table-cell>
          <table:table-cell table:number-columns-repeated="6"/>
        </table:table-row>
        <table:table-row table:style-name="ro1">
          <table:table-cell office:value-type="float" office:value="593.2" calcext:value-type="float">
            <text:p>593,2</text:p>
          </table:table-cell>
          <table:table-cell table:number-columns-repeated="6"/>
        </table:table-row>
        <table:table-row table:style-name="ro1">
          <table:table-cell office:value-type="float" office:value="485.3" calcext:value-type="float">
            <text:p>485,3</text:p>
          </table:table-cell>
          <table:table-cell table:number-columns-repeated="6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office:value-type="float" office:value="433.4" calcext:value-type="float">
            <text:p>433,4</text:p>
          </table:table-cell>
          <table:table-cell table:number-columns-repeated="6"/>
        </table:table-row>
        <table:table-row table:style-name="ro1">
          <table:table-cell office:value-type="float" office:value="442.6" calcext:value-type="float">
            <text:p>442,6</text:p>
          </table:table-cell>
          <table:table-cell table:number-columns-repeated="6"/>
        </table:table-row>
        <table:table-row table:style-name="ro1">
          <table:table-cell office:value-type="float" office:value="544.1" calcext:value-type="float">
            <text:p>544,1</text:p>
          </table:table-cell>
          <table:table-cell table:number-columns-repeated="6"/>
        </table:table-row>
        <table:table-row table:style-name="ro1">
          <table:table-cell office:value-type="float" office:value="443.6" calcext:value-type="float">
            <text:p>443,6</text:p>
          </table:table-cell>
          <table:table-cell table:number-columns-repeated="6"/>
        </table:table-row>
        <table:table-row table:style-name="ro1">
          <table:table-cell office:value-type="float" office:value="442.6" calcext:value-type="float">
            <text:p>442,6</text:p>
          </table:table-cell>
          <table:table-cell table:number-columns-repeated="6"/>
        </table:table-row>
        <table:table-row table:style-name="ro1">
          <table:table-cell office:value-type="float" office:value="438.5" calcext:value-type="float">
            <text:p>438,5</text:p>
          </table:table-cell>
          <table:table-cell table:number-columns-repeated="6"/>
        </table:table-row>
        <table:table-row table:style-name="ro1">
          <table:table-cell office:value-type="float" office:value="442.6" calcext:value-type="float">
            <text:p>442,6</text:p>
          </table:table-cell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6"/>
        </table:table-row>
        <table:table-row table:style-name="ro1">
          <table:table-cell office:value-type="float" office:value="562.2" calcext:value-type="float">
            <text:p>562,2</text:p>
          </table:table-cell>
          <table:table-cell table:number-columns-repeated="6"/>
        </table:table-row>
        <table:table-row table:style-name="ro1">
          <table:table-cell office:value-type="float" office:value="476.6" calcext:value-type="float">
            <text:p>476,6</text:p>
          </table:table-cell>
          <table:table-cell table:number-columns-repeated="6"/>
        </table:table-row>
        <table:table-row table:style-name="ro1">
          <table:table-cell office:value-type="float" office:value="462.6" calcext:value-type="float">
            <text:p>462,6</text:p>
          </table:table-cell>
          <table:table-cell table:number-columns-repeated="6"/>
        </table:table-row>
        <table:table-row table:style-name="ro1">
          <table:table-cell office:value-type="float" office:value="495.6" calcext:value-type="float">
            <text:p>495,6</text:p>
          </table:table-cell>
          <table:table-cell table:number-columns-repeated="6"/>
        </table:table-row>
        <table:table-row table:style-name="ro1">
          <table:table-cell office:value-type="float" office:value="444.5" calcext:value-type="float">
            <text:p>444,5</text:p>
          </table:table-cell>
          <table:table-cell table:number-columns-repeated="6"/>
        </table:table-row>
        <table:table-row table:style-name="ro1">
          <table:table-cell office:value-type="float" office:value="605.2" calcext:value-type="float">
            <text:p>605,2</text:p>
          </table:table-cell>
          <table:table-cell table:number-columns-repeated="6"/>
        </table:table-row>
        <table:table-row table:style-name="ro1">
          <table:table-cell office:value-type="float" office:value="640.4" calcext:value-type="float">
            <text:p>640,4</text:p>
          </table:table-cell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6"/>
        </table:table-row>
        <table:table-row table:style-name="ro1">
          <table:table-cell office:value-type="float" office:value="511.4" calcext:value-type="float">
            <text:p>511,4</text:p>
          </table:table-cell>
          <table:table-cell table:number-columns-repeated="6"/>
        </table:table-row>
        <table:table-row table:style-name="ro1">
          <table:table-cell office:value-type="float" office:value="509.3" calcext:value-type="float">
            <text:p>509,3</text:p>
          </table:table-cell>
          <table:table-cell table:number-columns-repeated="6"/>
        </table:table-row>
        <table:table-row table:style-name="ro1">
          <table:table-cell office:value-type="float" office:value="497.2" calcext:value-type="float">
            <text:p>497,2</text:p>
          </table:table-cell>
          <table:table-cell table:number-columns-repeated="6"/>
        </table:table-row>
        <table:table-row table:style-name="ro1">
          <table:table-cell office:value-type="float" office:value="541.5" calcext:value-type="float">
            <text:p>541,5</text:p>
          </table:table-cell>
          <table:table-cell table:number-columns-repeated="6"/>
        </table:table-row>
        <table:table-row table:style-name="ro1">
          <table:table-cell office:value-type="float" office:value="561.6" calcext:value-type="float">
            <text:p>561,6</text:p>
          </table:table-cell>
          <table:table-cell table:number-columns-repeated="6"/>
        </table:table-row>
        <table:table-row table:style-name="ro1">
          <table:table-cell office:value-type="float" office:value="520.4" calcext:value-type="float">
            <text:p>520,4</text:p>
          </table:table-cell>
          <table:table-cell table:number-columns-repeated="6"/>
        </table:table-row>
        <table:table-row table:style-name="ro1">
          <table:table-cell office:value-type="float" office:value="730.4" calcext:value-type="float">
            <text:p>730,4</text:p>
          </table:table-cell>
          <table:table-cell table:number-columns-repeated="6"/>
        </table:table-row>
        <table:table-row table:style-name="ro1">
          <table:table-cell office:value-type="float" office:value="630.2" calcext:value-type="float">
            <text:p>630,2</text:p>
          </table:table-cell>
          <table:table-cell table:number-columns-repeated="6"/>
        </table:table-row>
        <table:table-row table:style-name="ro1">
          <table:table-cell office:value-type="float" office:value="525.8" calcext:value-type="float">
            <text:p>525,8</text:p>
          </table:table-cell>
          <table:table-cell table:number-columns-repeated="6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6"/>
        </table:table-row>
        <table:table-row table:style-name="ro1">
          <table:table-cell office:value-type="float" office:value="448.7" calcext:value-type="float">
            <text:p>448,7</text:p>
          </table:table-cell>
          <table:table-cell table:number-columns-repeated="6"/>
        </table:table-row>
        <table:table-row table:style-name="ro1">
          <table:table-cell office:value-type="float" office:value="442.6" calcext:value-type="float">
            <text:p>442,6</text:p>
          </table:table-cell>
          <table:table-cell table:number-columns-repeated="6"/>
        </table:table-row>
        <table:table-row table:style-name="ro1">
          <table:table-cell office:value-type="float" office:value="439.5" calcext:value-type="float">
            <text:p>439,5</text:p>
          </table:table-cell>
          <table:table-cell table:number-columns-repeated="6"/>
        </table:table-row>
        <table:table-row table:style-name="ro1">
          <table:table-cell office:value-type="float" office:value="564.6" calcext:value-type="float">
            <text:p>564,6</text:p>
          </table:table-cell>
          <table:table-cell table:number-columns-repeated="6"/>
        </table:table-row>
        <table:table-row table:style-name="ro1">
          <table:table-cell office:value-type="float" office:value="442.6" calcext:value-type="float">
            <text:p>442,6</text:p>
          </table:table-cell>
          <table:table-cell table:number-columns-repeated="6"/>
        </table:table-row>
        <table:table-row table:style-name="ro1">
          <table:table-cell office:value-type="float" office:value="423.7" calcext:value-type="float">
            <text:p>423,7</text:p>
          </table:table-cell>
          <table:table-cell table:number-columns-repeated="6"/>
        </table:table-row>
        <table:table-row table:style-name="ro1">
          <table:table-cell office:value-type="float" office:value="638.6" calcext:value-type="float">
            <text:p>638,6</text:p>
          </table:table-cell>
          <table:table-cell table:number-columns-repeated="6"/>
        </table:table-row>
        <table:table-row table:style-name="ro1">
          <table:table-cell office:value-type="float" office:value="480.2" calcext:value-type="float">
            <text:p>480,2</text:p>
          </table:table-cell>
          <table:table-cell table:number-columns-repeated="6"/>
        </table:table-row>
        <table:table-row table:style-name="ro1">
          <table:table-cell office:value-type="float" office:value="444.7" calcext:value-type="float">
            <text:p>444,7</text:p>
          </table:table-cell>
          <table:table-cell table:number-columns-repeated="6"/>
        </table:table-row>
        <table:table-row table:style-name="ro1">
          <table:table-cell office:value-type="float" office:value="419.8" calcext:value-type="float">
            <text:p>419,8</text:p>
          </table:table-cell>
          <table:table-cell table:number-columns-repeated="6"/>
        </table:table-row>
        <table:table-row table:style-name="ro1">
          <table:table-cell office:value-type="float" office:value="451.1" calcext:value-type="float">
            <text:p>451,1</text:p>
          </table:table-cell>
          <table:table-cell table:number-columns-repeated="6"/>
        </table:table-row>
        <table:table-row table:style-name="ro1">
          <table:table-cell office:value-type="float" office:value="438.7" calcext:value-type="float">
            <text:p>438,7</text:p>
          </table:table-cell>
          <table:table-cell table:number-columns-repeated="6"/>
        </table:table-row>
        <table:table-row table:style-name="ro1">
          <table:table-cell office:value-type="float" office:value="523.4" calcext:value-type="float">
            <text:p>523,4</text:p>
          </table:table-cell>
          <table:table-cell table:number-columns-repeated="6"/>
        </table:table-row>
        <table:table-row table:style-name="ro1">
          <table:table-cell office:value-type="float" office:value="623.1" calcext:value-type="float">
            <text:p>623,1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float" office:value="542.1" calcext:value-type="float">
            <text:p>542,1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401.6" calcext:value-type="float">
            <text:p>401,6</text:p>
          </table:table-cell>
          <table:table-cell table:number-columns-repeated="6"/>
        </table:table-row>
        <table:table-row table:style-name="ro1">
          <table:table-cell office:value-type="float" office:value="782.3" calcext:value-type="float">
            <text:p>782,3</text:p>
          </table:table-cell>
          <table:table-cell table:number-columns-repeated="6"/>
        </table:table-row>
        <table:table-row table:style-name="ro1">
          <table:table-cell office:value-type="float" office:value="972.2" calcext:value-type="float">
            <text:p>972,2</text:p>
          </table:table-cell>
          <table:table-cell table:number-columns-repeated="6"/>
        </table:table-row>
        <table:table-row table:style-name="ro1">
          <table:table-cell office:value-type="float" office:value="913.2" calcext:value-type="float">
            <text:p>913,2</text:p>
          </table:table-cell>
          <table:table-cell table:number-columns-repeated="6"/>
        </table:table-row>
        <table:table-row table:style-name="ro1">
          <table:table-cell office:value-type="float" office:value="505.5" calcext:value-type="float">
            <text:p>505,5</text:p>
          </table:table-cell>
          <table:table-cell table:number-columns-repeated="6"/>
        </table:table-row>
        <table:table-row table:style-name="ro1">
          <table:table-cell office:value-type="float" office:value="580.9" calcext:value-type="float">
            <text:p>580,9</text:p>
          </table:table-cell>
          <table:table-cell table:number-columns-repeated="6"/>
        </table:table-row>
        <table:table-row table:style-name="ro1">
          <table:table-cell office:value-type="float" office:value="572.2" calcext:value-type="float">
            <text:p>572,2</text:p>
          </table:table-cell>
          <table:table-cell table:number-columns-repeated="6"/>
        </table:table-row>
        <table:table-row table:style-name="ro1">
          <table:table-cell office:value-type="float" office:value="510.1" calcext:value-type="float">
            <text:p>510,1</text:p>
          </table:table-cell>
          <table:table-cell table:number-columns-repeated="6"/>
        </table:table-row>
        <table:table-row table:style-name="ro1">
          <table:table-cell office:value-type="float" office:value="500.6" calcext:value-type="float">
            <text:p>500,6</text:p>
          </table:table-cell>
          <table:table-cell table:number-columns-repeated="6"/>
        </table:table-row>
        <table:table-row table:style-name="ro1">
          <table:table-cell office:value-type="float" office:value="562.6" calcext:value-type="float">
            <text:p>562,6</text:p>
          </table:table-cell>
          <table:table-cell table:number-columns-repeated="6"/>
        </table:table-row>
        <table:table-row table:style-name="ro1">
          <table:table-cell office:value-type="float" office:value="491.9" calcext:value-type="float">
            <text:p>491,9</text:p>
          </table:table-cell>
          <table:table-cell table:number-columns-repeated="6"/>
        </table:table-row>
        <table:table-row table:style-name="ro1">
          <table:table-cell office:value-type="float" office:value="496.6" calcext:value-type="float">
            <text:p>496,6</text:p>
          </table:table-cell>
          <table:table-cell table:number-columns-repeated="6"/>
        </table:table-row>
        <table:table-row table:style-name="ro1">
          <table:table-cell office:value-type="float" office:value="522.4" calcext:value-type="float">
            <text:p>522,4</text:p>
          </table:table-cell>
          <table:table-cell table:number-columns-repeated="6"/>
        </table:table-row>
        <table:table-row table:style-name="ro1">
          <table:table-cell office:value-type="float" office:value="580.5" calcext:value-type="float">
            <text:p>580,5</text:p>
          </table:table-cell>
          <table:table-cell table:number-columns-repeated="6"/>
        </table:table-row>
        <table:table-row table:style-name="ro1">
          <table:table-cell office:value-type="float" office:value="583.7" calcext:value-type="float">
            <text:p>583,7</text:p>
          </table:table-cell>
          <table:table-cell table:number-columns-repeated="6"/>
        </table:table-row>
        <table:table-row table:style-name="ro1">
          <table:table-cell office:value-type="float" office:value="542.4" calcext:value-type="float">
            <text:p>542,4</text:p>
          </table:table-cell>
          <table:table-cell table:number-columns-repeated="6"/>
        </table:table-row>
        <table:table-row table:style-name="ro1">
          <table:table-cell office:value-type="float" office:value="597.1" calcext:value-type="float">
            <text:p>597,1</text:p>
          </table:table-cell>
          <table:table-cell table:number-columns-repeated="6"/>
        </table:table-row>
        <table:table-row table:style-name="ro1">
          <table:table-cell office:value-type="float" office:value="688.5" calcext:value-type="float">
            <text:p>688,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float" office:value="633.2" calcext:value-type="float">
            <text:p>633,2</text:p>
          </table:table-cell>
          <table:table-cell table:number-columns-repeated="6"/>
        </table:table-row>
        <table:table-row table:style-name="ro1">
          <table:table-cell office:value-type="float" office:value="686.9" calcext:value-type="float">
            <text:p>686,9</text:p>
          </table:table-cell>
          <table:table-cell table:number-columns-repeated="6"/>
        </table:table-row>
        <table:table-row table:style-name="ro1">
          <table:table-cell office:value-type="float" office:value="718.6" calcext:value-type="float">
            <text:p>718,6</text:p>
          </table:table-cell>
          <table:table-cell table:number-columns-repeated="6"/>
        </table:table-row>
        <table:table-row table:style-name="ro1">
          <table:table-cell office:value-type="float" office:value="759.4" calcext:value-type="float">
            <text:p>759,4</text:p>
          </table:table-cell>
          <table:table-cell table:number-columns-repeated="6"/>
        </table:table-row>
        <table:table-row table:style-name="ro1">
          <table:table-cell office:value-type="float" office:value="555.1" calcext:value-type="float">
            <text:p>555,1</text:p>
          </table:table-cell>
          <table:table-cell table:number-columns-repeated="6"/>
        </table:table-row>
        <table:table-row table:style-name="ro1">
          <table:table-cell office:value-type="float" office:value="523.8" calcext:value-type="float">
            <text:p>523,8</text:p>
          </table:table-cell>
          <table:table-cell table:number-columns-repeated="6"/>
        </table:table-row>
        <table:table-row table:style-name="ro1">
          <table:table-cell office:value-type="float" office:value="530.9" calcext:value-type="float">
            <text:p>530,9</text:p>
          </table:table-cell>
          <table:table-cell table:number-columns-repeated="6"/>
        </table:table-row>
        <table:table-row table:style-name="ro1">
          <table:table-cell office:value-type="float" office:value="582.2" calcext:value-type="float">
            <text:p>582,2</text:p>
          </table:table-cell>
          <table:table-cell table:number-columns-repeated="6"/>
        </table:table-row>
        <table:table-row table:style-name="ro1">
          <table:table-cell office:value-type="float" office:value="543.1" calcext:value-type="float">
            <text:p>543,1</text:p>
          </table:table-cell>
          <table:table-cell table:number-columns-repeated="6"/>
        </table:table-row>
        <table:table-row table:style-name="ro1">
          <table:table-cell office:value-type="float" office:value="507.2" calcext:value-type="float">
            <text:p>507,2</text:p>
          </table:table-cell>
          <table:table-cell table:number-columns-repeated="6"/>
        </table:table-row>
        <table:table-row table:style-name="ro1">
          <table:table-cell office:value-type="float" office:value="469.1" calcext:value-type="float">
            <text:p>469,1</text:p>
          </table:table-cell>
          <table:table-cell table:number-columns-repeated="6"/>
        </table:table-row>
        <table:table-row table:style-name="ro1">
          <table:table-cell office:value-type="float" office:value="490.8" calcext:value-type="float">
            <text:p>490,8</text:p>
          </table:table-cell>
          <table:table-cell table:number-columns-repeated="6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6"/>
        </table:table-row>
        <table:table-row table:style-name="ro1">
          <table:table-cell office:value-type="float" office:value="497.1" calcext:value-type="float">
            <text:p>497,1</text:p>
          </table:table-cell>
          <table:table-cell table:number-columns-repeated="6"/>
        </table:table-row>
        <table:table-row table:style-name="ro1">
          <table:table-cell office:value-type="float" office:value="626.2" calcext:value-type="float">
            <text:p>626,2</text:p>
          </table:table-cell>
          <table:table-cell table:number-columns-repeated="6"/>
        </table:table-row>
        <table:table-row table:style-name="ro1">
          <table:table-cell office:value-type="float" office:value="501.9" calcext:value-type="float">
            <text:p>501,9</text:p>
          </table:table-cell>
          <table:table-cell table:number-columns-repeated="6"/>
        </table:table-row>
        <table:table-row table:style-name="ro1">
          <table:table-cell office:value-type="float" office:value="493.3" calcext:value-type="float">
            <text:p>493,3</text:p>
          </table:table-cell>
          <table:table-cell table:number-columns-repeated="6"/>
        </table:table-row>
        <table:table-row table:style-name="ro1">
          <table:table-cell office:value-type="float" office:value="614.1" calcext:value-type="float">
            <text:p>614,1</text:p>
          </table:table-cell>
          <table:table-cell table:number-columns-repeated="6"/>
        </table:table-row>
        <table:table-row table:style-name="ro1">
          <table:table-cell office:value-type="float" office:value="889.4" calcext:value-type="float">
            <text:p>889,4</text:p>
          </table:table-cell>
          <table:table-cell table:number-columns-repeated="6"/>
        </table:table-row>
        <table:table-row table:style-name="ro1">
          <table:table-cell office:value-type="float" office:value="586.7" calcext:value-type="float">
            <text:p>586,7</text:p>
          </table:table-cell>
          <table:table-cell table:number-columns-repeated="6"/>
        </table:table-row>
        <table:table-row table:style-name="ro1">
          <table:table-cell office:value-type="float" office:value="532.5" calcext:value-type="float">
            <text:p>532,5</text:p>
          </table:table-cell>
          <table:table-cell table:number-columns-repeated="6"/>
        </table:table-row>
        <table:table-row table:style-name="ro1">
          <table:table-cell office:value-type="float" office:value="443.2" calcext:value-type="float">
            <text:p>443,2</text:p>
          </table:table-cell>
          <table:table-cell table:number-columns-repeated="6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6"/>
        </table:table-row>
        <table:table-row table:style-name="ro1">
          <table:table-cell office:value-type="float" office:value="563.4" calcext:value-type="float">
            <text:p>563,4</text:p>
          </table:table-cell>
          <table:table-cell table:number-columns-repeated="6"/>
        </table:table-row>
        <table:table-row table:style-name="ro1">
          <table:table-cell office:value-type="float" office:value="633.9" calcext:value-type="float">
            <text:p>633,9</text:p>
          </table:table-cell>
          <table:table-cell table:number-columns-repeated="6"/>
        </table:table-row>
        <table:table-row table:style-name="ro1">
          <table:table-cell office:value-type="float" office:value="472.2" calcext:value-type="float">
            <text:p>472,2</text:p>
          </table:table-cell>
          <table:table-cell table:number-columns-repeated="6"/>
        </table:table-row>
        <table:table-row table:style-name="ro1">
          <table:table-cell office:value-type="float" office:value="545.1" calcext:value-type="float">
            <text:p>545,1</text:p>
          </table:table-cell>
          <table:table-cell table:number-columns-repeated="6"/>
        </table:table-row>
        <table:table-row table:style-name="ro1">
          <table:table-cell office:value-type="float" office:value="507.7" calcext:value-type="float">
            <text:p>507,7</text:p>
          </table:table-cell>
          <table:table-cell table:number-columns-repeated="6"/>
        </table:table-row>
        <table:table-row table:style-name="ro1">
          <table:table-cell office:value-type="float" office:value="503.3" calcext:value-type="float">
            <text:p>503,3</text:p>
          </table:table-cell>
          <table:table-cell table:number-columns-repeated="6"/>
        </table:table-row>
        <table:table-row table:style-name="ro1">
          <table:table-cell office:value-type="float" office:value="468.7" calcext:value-type="float">
            <text:p>468,7</text:p>
          </table:table-cell>
          <table:table-cell table:number-columns-repeated="6"/>
        </table:table-row>
        <table:table-row table:style-name="ro1">
          <table:table-cell office:value-type="float" office:value="476.4" calcext:value-type="float">
            <text:p>476,4</text:p>
          </table:table-cell>
          <table:table-cell table:number-columns-repeated="6"/>
        </table:table-row>
        <table:table-row table:style-name="ro1">
          <table:table-cell office:value-type="float" office:value="579.9" calcext:value-type="float">
            <text:p>579,9</text:p>
          </table:table-cell>
          <table:table-cell table:number-columns-repeated="6"/>
        </table:table-row>
        <table:table-row table:style-name="ro1">
          <table:table-cell office:value-type="float" office:value="573.2" calcext:value-type="float">
            <text:p>573,2</text:p>
          </table:table-cell>
          <table:table-cell table:number-columns-repeated="6"/>
        </table:table-row>
        <table:table-row table:style-name="ro1">
          <table:table-cell office:value-type="float" office:value="637.8" calcext:value-type="float">
            <text:p>637,8</text:p>
          </table:table-cell>
          <table:table-cell table:number-columns-repeated="6"/>
        </table:table-row>
        <table:table-row table:style-name="ro1">
          <table:table-cell office:value-type="float" office:value="535.2" calcext:value-type="float">
            <text:p>535,2</text:p>
          </table:table-cell>
          <table:table-cell table:number-columns-repeated="6"/>
        </table:table-row>
        <table:table-row table:style-name="ro1">
          <table:table-cell office:value-type="float" office:value="545.7" calcext:value-type="float">
            <text:p>545,7</text:p>
          </table:table-cell>
          <table:table-cell table:number-columns-repeated="6"/>
        </table:table-row>
        <table:table-row table:style-name="ro1">
          <table:table-cell office:value-type="float" office:value="590.5" calcext:value-type="float">
            <text:p>590,5</text:p>
          </table:table-cell>
          <table:table-cell table:number-columns-repeated="6"/>
        </table:table-row>
        <table:table-row table:style-name="ro1">
          <table:table-cell office:value-type="float" office:value="498.2" calcext:value-type="float">
            <text:p>498,2</text:p>
          </table:table-cell>
          <table:table-cell table:number-columns-repeated="6"/>
        </table:table-row>
        <table:table-row table:style-name="ro1">
          <table:table-cell office:value-type="float" office:value="634.5" calcext:value-type="float">
            <text:p>634,5</text:p>
          </table:table-cell>
          <table:table-cell table:number-columns-repeated="6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6"/>
        </table:table-row>
        <table:table-row table:style-name="ro1">
          <table:table-cell office:value-type="float" office:value="499.8" calcext:value-type="float">
            <text:p>499,8</text:p>
          </table:table-cell>
          <table:table-cell table:number-columns-repeated="6"/>
        </table:table-row>
        <table:table-row table:style-name="ro1">
          <table:table-cell office:value-type="float" office:value="505.1" calcext:value-type="float">
            <text:p>505,1</text:p>
          </table:table-cell>
          <table:table-cell table:number-columns-repeated="6"/>
        </table:table-row>
        <table:table-row table:style-name="ro1">
          <table:table-cell office:value-type="float" office:value="473.8" calcext:value-type="float">
            <text:p>473,8</text:p>
          </table:table-cell>
          <table:table-cell table:number-columns-repeated="6"/>
        </table:table-row>
        <table:table-row table:style-name="ro1">
          <table:table-cell office:value-type="float" office:value="595.3" calcext:value-type="float">
            <text:p>595,3</text:p>
          </table:table-cell>
          <table:table-cell table:number-columns-repeated="6"/>
        </table:table-row>
        <table:table-row table:style-name="ro1">
          <table:table-cell office:value-type="float" office:value="638.1" calcext:value-type="float">
            <text:p>638,1</text:p>
          </table:table-cell>
          <table:table-cell table:number-columns-repeated="6"/>
        </table:table-row>
        <table:table-row table:style-name="ro1">
          <table:table-cell office:value-type="float" office:value="480.5" calcext:value-type="float">
            <text:p>480,5</text:p>
          </table:table-cell>
          <table:table-cell table:number-columns-repeated="6"/>
        </table:table-row>
        <table:table-row table:style-name="ro1">
          <table:table-cell office:value-type="float" office:value="431.9" calcext:value-type="float">
            <text:p>431,9</text:p>
          </table:table-cell>
          <table:table-cell table:number-columns-repeated="6"/>
        </table:table-row>
        <table:table-row table:style-name="ro1">
          <table:table-cell office:value-type="float" office:value="572.2" calcext:value-type="float">
            <text:p>572,2</text:p>
          </table:table-cell>
          <table:table-cell table:number-columns-repeated="6"/>
        </table:table-row>
        <table:table-row table:style-name="ro1">
          <table:table-cell office:value-type="float" office:value="607.7" calcext:value-type="float">
            <text:p>607,7</text:p>
          </table:table-cell>
          <table:table-cell table:number-columns-repeated="6"/>
        </table:table-row>
        <table:table-row table:style-name="ro1">
          <table:table-cell office:value-type="float" office:value="577.7" calcext:value-type="float">
            <text:p>577,7</text:p>
          </table:table-cell>
          <table:table-cell table:number-columns-repeated="6"/>
        </table:table-row>
        <table:table-row table:style-name="ro1">
          <table:table-cell office:value-type="float" office:value="492.1" calcext:value-type="float">
            <text:p>492,1</text:p>
          </table:table-cell>
          <table:table-cell table:number-columns-repeated="6"/>
        </table:table-row>
        <table:table-row table:style-name="ro1">
          <table:table-cell office:value-type="float" office:value="591.2" calcext:value-type="float">
            <text:p>591,2</text:p>
          </table:table-cell>
          <table:table-cell table:number-columns-repeated="6"/>
        </table:table-row>
        <table:table-row table:style-name="ro1">
          <table:table-cell office:value-type="float" office:value="582.3" calcext:value-type="float">
            <text:p>582,3</text:p>
          </table:table-cell>
          <table:table-cell table:number-columns-repeated="6"/>
        </table:table-row>
        <table:table-row table:style-name="ro1">
          <table:table-cell office:value-type="float" office:value="782.4" calcext:value-type="float">
            <text:p>782,4</text:p>
          </table:table-cell>
          <table:table-cell table:number-columns-repeated="6"/>
        </table:table-row>
        <table:table-row table:style-name="ro1">
          <table:table-cell office:value-type="float" office:value="590.4" calcext:value-type="float">
            <text:p>590,4</text:p>
          </table:table-cell>
          <table:table-cell table:number-columns-repeated="6"/>
        </table:table-row>
        <table:table-row table:style-name="ro1">
          <table:table-cell office:value-type="float" office:value="1201.6" calcext:value-type="float">
            <text:p>1201,6</text:p>
          </table:table-cell>
          <table:table-cell table:number-columns-repeated="6"/>
        </table:table-row>
        <table:table-row table:style-name="ro1">
          <table:table-cell office:value-type="float" office:value="520.4" calcext:value-type="float">
            <text:p>520,4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6"/>
        </table:table-row>
        <table:table-row table:style-name="ro1">
          <table:table-cell office:value-type="float" office:value="507.7" calcext:value-type="float">
            <text:p>507,7</text:p>
          </table:table-cell>
          <table:table-cell table:number-columns-repeated="6"/>
        </table:table-row>
        <table:table-row table:style-name="ro1">
          <table:table-cell office:value-type="float" office:value="535.8" calcext:value-type="float">
            <text:p>535,8</text:p>
          </table:table-cell>
          <table:table-cell table:number-columns-repeated="6"/>
        </table:table-row>
        <table:table-row table:style-name="ro1">
          <table:table-cell office:value-type="float" office:value="497.7" calcext:value-type="float">
            <text:p>497,7</text:p>
          </table:table-cell>
          <table:table-cell table:number-columns-repeated="6"/>
        </table:table-row>
        <table:table-row table:style-name="ro1">
          <table:table-cell office:value-type="float" office:value="507.7" calcext:value-type="float">
            <text:p>507,7</text:p>
          </table:table-cell>
          <table:table-cell table:number-columns-repeated="6"/>
        </table:table-row>
        <table:table-row table:style-name="ro1">
          <table:table-cell office:value-type="float" office:value="507.7" calcext:value-type="float">
            <text:p>507,7</text:p>
          </table:table-cell>
          <table:table-cell table:number-columns-repeated="6"/>
        </table:table-row>
        <table:table-row table:style-name="ro1">
          <table:table-cell office:value-type="float" office:value="502.2" calcext:value-type="float">
            <text:p>502,2</text:p>
          </table:table-cell>
          <table:table-cell table:number-columns-repeated="6"/>
        </table:table-row>
        <table:table-row table:style-name="ro1">
          <table:table-cell office:value-type="float" office:value="534.2" calcext:value-type="float">
            <text:p>534,2</text:p>
          </table:table-cell>
          <table:table-cell table:number-columns-repeated="6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office:value-type="float" office:value="548.5" calcext:value-type="float">
            <text:p>548,5</text:p>
          </table:table-cell>
          <table:table-cell table:number-columns-repeated="6"/>
        </table:table-row>
        <table:table-row table:style-name="ro1">
          <table:table-cell office:value-type="float" office:value="494.3" calcext:value-type="float">
            <text:p>494,3</text:p>
          </table:table-cell>
          <table:table-cell table:number-columns-repeated="6"/>
        </table:table-row>
        <table:table-row table:style-name="ro1">
          <table:table-cell office:value-type="float" office:value="505.5" calcext:value-type="float">
            <text:p>505,5</text:p>
          </table:table-cell>
          <table:table-cell table:number-columns-repeated="6"/>
        </table:table-row>
        <table:table-row table:style-name="ro1">
          <table:table-cell office:value-type="float" office:value="491.4" calcext:value-type="float">
            <text:p>491,4</text:p>
          </table:table-cell>
          <table:table-cell table:number-columns-repeated="6"/>
        </table:table-row>
        <table:table-row table:style-name="ro1">
          <table:table-cell office:value-type="float" office:value="507.7" calcext:value-type="float">
            <text:p>507,7</text:p>
          </table:table-cell>
          <table:table-cell table:number-columns-repeated="6"/>
        </table:table-row>
        <table:table-row table:style-name="ro1">
          <table:table-cell office:value-type="float" office:value="510.4" calcext:value-type="float">
            <text:p>510,4</text:p>
          </table:table-cell>
          <table:table-cell table:number-columns-repeated="6"/>
        </table:table-row>
        <table:table-row table:style-name="ro1">
          <table:table-cell office:value-type="float" office:value="454.2" calcext:value-type="float">
            <text:p>454,2</text:p>
          </table:table-cell>
          <table:table-cell table:number-columns-repeated="6"/>
        </table:table-row>
        <table:table-row table:style-name="ro1">
          <table:table-cell office:value-type="float" office:value="554.9" calcext:value-type="float">
            <text:p>554,9</text:p>
          </table:table-cell>
          <table:table-cell table:number-columns-repeated="6"/>
        </table:table-row>
        <table:table-row table:style-name="ro1">
          <table:table-cell office:value-type="float" office:value="573.3" calcext:value-type="float">
            <text:p>573,3</text:p>
          </table:table-cell>
          <table:table-cell table:number-columns-repeated="6"/>
        </table:table-row>
        <table:table-row table:style-name="ro1">
          <table:table-cell office:value-type="float" office:value="587.3" calcext:value-type="float">
            <text:p>587,3</text:p>
          </table:table-cell>
          <table:table-cell table:number-columns-repeated="6"/>
        </table:table-row>
        <table:table-row table:style-name="ro1">
          <table:table-cell office:value-type="float" office:value="507.7" calcext:value-type="float">
            <text:p>507,7</text:p>
          </table:table-cell>
          <table:table-cell table:number-columns-repeated="6"/>
        </table:table-row>
        <table:table-row table:style-name="ro1">
          <table:table-cell office:value-type="float" office:value="478.6" calcext:value-type="float">
            <text:p>478,6</text:p>
          </table:table-cell>
          <table:table-cell table:number-columns-repeated="6"/>
        </table:table-row>
        <table:table-row table:style-name="ro1">
          <table:table-cell office:value-type="float" office:value="507.9" calcext:value-type="float">
            <text:p>507,9</text:p>
          </table:table-cell>
          <table:table-cell table:number-columns-repeated="6"/>
        </table:table-row>
        <table:table-row table:style-name="ro1">
          <table:table-cell office:value-type="float" office:value="507.7" calcext:value-type="float">
            <text:p>507,7</text:p>
          </table:table-cell>
          <table:table-cell table:number-columns-repeated="6"/>
        </table:table-row>
        <table:table-row table:style-name="ro1">
          <table:table-cell office:value-type="float" office:value="502.4" calcext:value-type="float">
            <text:p>502,4</text:p>
          </table:table-cell>
          <table:table-cell table:number-columns-repeated="6"/>
        </table:table-row>
        <table:table-row table:style-name="ro1">
          <table:table-cell office:value-type="float" office:value="507.7" calcext:value-type="float">
            <text:p>507,7</text:p>
          </table:table-cell>
          <table:table-cell table:number-columns-repeated="6"/>
        </table:table-row>
        <table:table-row table:style-name="ro1">
          <table:table-cell office:value-type="float" office:value="487.9" calcext:value-type="float">
            <text:p>487,9</text:p>
          </table:table-cell>
          <table:table-cell table:number-columns-repeated="6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6"/>
        </table:table-row>
        <table:table-row table:style-name="ro1">
          <table:table-cell office:value-type="float" office:value="558.3" calcext:value-type="float">
            <text:p>558,3</text:p>
          </table:table-cell>
          <table:table-cell table:number-columns-repeated="6"/>
        </table:table-row>
        <table:table-row table:style-name="ro1">
          <table:table-cell office:value-type="float" office:value="561.9" calcext:value-type="float">
            <text:p>561,9</text:p>
          </table:table-cell>
          <table:table-cell table:number-columns-repeated="6"/>
        </table:table-row>
        <table:table-row table:style-name="ro1">
          <table:table-cell office:value-type="float" office:value="491.6" calcext:value-type="float">
            <text:p>491,6</text:p>
          </table:table-cell>
          <table:table-cell table:number-columns-repeated="6"/>
        </table:table-row>
        <table:table-row table:style-name="ro1">
          <table:table-cell office:value-type="float" office:value="606.7" calcext:value-type="float">
            <text:p>606,7</text:p>
          </table:table-cell>
          <table:table-cell table:number-columns-repeated="6"/>
        </table:table-row>
        <table:table-row table:style-name="ro1">
          <table:table-cell office:value-type="float" office:value="507.7" calcext:value-type="float">
            <text:p>507,7</text:p>
          </table:table-cell>
          <table:table-cell table:number-columns-repeated="6"/>
        </table:table-row>
        <table:table-row table:style-name="ro1">
          <table:table-cell office:value-type="float" office:value="565.9" calcext:value-type="float">
            <text:p>565,9</text:p>
          </table:table-cell>
          <table:table-cell table:number-columns-repeated="6"/>
        </table:table-row>
        <table:table-row table:style-name="ro1">
          <table:table-cell office:value-type="float" office:value="507.9" calcext:value-type="float">
            <text:p>507,9</text:p>
          </table:table-cell>
          <table:table-cell table:number-columns-repeated="6"/>
        </table:table-row>
        <table:table-row table:style-name="ro1">
          <table:table-cell office:value-type="float" office:value="579.1" calcext:value-type="float">
            <text:p>579,1</text:p>
          </table:table-cell>
          <table:table-cell table:number-columns-repeated="6"/>
        </table:table-row>
        <table:table-row table:style-name="ro1">
          <table:table-cell office:value-type="float" office:value="732.2" calcext:value-type="float">
            <text:p>732,2</text:p>
          </table:table-cell>
          <table:table-cell table:number-columns-repeated="6"/>
        </table:table-row>
        <table:table-row table:style-name="ro1">
          <table:table-cell office:value-type="float" office:value="592.5" calcext:value-type="float">
            <text:p>592,5</text:p>
          </table:table-cell>
          <table:table-cell table:number-columns-repeated="6"/>
        </table:table-row>
        <table:table-row table:style-name="ro1">
          <table:table-cell office:value-type="float" office:value="710.1" calcext:value-type="float">
            <text:p>710,1</text:p>
          </table:table-cell>
          <table:table-cell table:number-columns-repeated="6"/>
        </table:table-row>
        <table:table-row table:style-name="ro1">
          <table:table-cell office:value-type="float" office:value="601.7" calcext:value-type="float">
            <text:p>601,7</text:p>
          </table:table-cell>
          <table:table-cell table:number-columns-repeated="6"/>
        </table:table-row>
        <table:table-row table:style-name="ro1">
          <table:table-cell office:value-type="float" office:value="651.1" calcext:value-type="float">
            <text:p>651,1</text:p>
          </table:table-cell>
          <table:table-cell table:number-columns-repeated="6"/>
        </table:table-row>
        <table:table-row table:style-name="ro1">
          <table:table-cell office:value-type="float" office:value="720.5" calcext:value-type="float">
            <text:p>720,5</text:p>
          </table:table-cell>
          <table:table-cell table:number-columns-repeated="6"/>
        </table:table-row>
        <table:table-row table:style-name="ro1">
          <table:table-cell office:value-type="float" office:value="581.4" calcext:value-type="float">
            <text:p>581,4</text:p>
          </table:table-cell>
          <table:table-cell table:number-columns-repeated="6"/>
        </table:table-row>
        <table:table-row table:style-name="ro1">
          <table:table-cell office:value-type="float" office:value="610.3" calcext:value-type="float">
            <text:p>610,3</text:p>
          </table:table-cell>
          <table:table-cell table:number-columns-repeated="6"/>
        </table:table-row>
        <table:table-row table:style-name="ro1">
          <table:table-cell office:value-type="float" office:value="698.3" calcext:value-type="float">
            <text:p>698,3</text:p>
          </table:table-cell>
          <table:table-cell table:number-columns-repeated="6"/>
        </table:table-row>
        <table:table-row table:style-name="ro1">
          <table:table-cell office:value-type="float" office:value="693.5" calcext:value-type="float">
            <text:p>693,5</text:p>
          </table:table-cell>
          <table:table-cell table:number-columns-repeated="6"/>
        </table:table-row>
        <table:table-row table:style-name="ro1">
          <table:table-cell office:value-type="float" office:value="802.8" calcext:value-type="float">
            <text:p>802,8</text:p>
          </table:table-cell>
          <table:table-cell table:number-columns-repeated="6"/>
        </table:table-row>
        <table:table-row table:style-name="ro1">
          <table:table-cell office:value-type="float" office:value="811.3" calcext:value-type="float">
            <text:p>811,3</text:p>
          </table:table-cell>
          <table:table-cell table:number-columns-repeated="6"/>
        </table:table-row>
        <table:table-row table:style-name="ro1">
          <table:table-cell office:value-type="float" office:value="933.3" calcext:value-type="float">
            <text:p>933,3</text:p>
          </table:table-cell>
          <table:table-cell table:number-columns-repeated="6"/>
        </table:table-row>
        <table:table-row table:style-name="ro1">
          <table:table-cell office:value-type="float" office:value="467.8" calcext:value-type="float">
            <text:p>467,8</text:p>
          </table:table-cell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6"/>
        </table:table-row>
        <table:table-row table:style-name="ro1">
          <table:table-cell office:value-type="float" office:value="581.1" calcext:value-type="float">
            <text:p>581,1</text:p>
          </table:table-cell>
          <table:table-cell table:number-columns-repeated="6"/>
        </table:table-row>
        <table:table-row table:style-name="ro1">
          <table:table-cell office:value-type="float" office:value="558.2" calcext:value-type="float">
            <text:p>558,2</text:p>
          </table:table-cell>
          <table:table-cell table:number-columns-repeated="6"/>
        </table:table-row>
        <table:table-row table:style-name="ro1">
          <table:table-cell office:value-type="float" office:value="514.6" calcext:value-type="float">
            <text:p>514,6</text:p>
          </table:table-cell>
          <table:table-cell table:number-columns-repeated="6"/>
        </table:table-row>
        <table:table-row table:style-name="ro1">
          <table:table-cell office:value-type="float" office:value="505.8" calcext:value-type="float">
            <text:p>505,8</text:p>
          </table:table-cell>
          <table:table-cell table:number-columns-repeated="6"/>
        </table:table-row>
        <table:table-row table:style-name="ro1">
          <table:table-cell office:value-type="float" office:value="579.7" calcext:value-type="float">
            <text:p>579,7</text:p>
          </table:table-cell>
          <table:table-cell table:number-columns-repeated="6"/>
        </table:table-row>
        <table:table-row table:style-name="ro1">
          <table:table-cell office:value-type="float" office:value="504.7" calcext:value-type="float">
            <text:p>504,7</text:p>
          </table:table-cell>
          <table:table-cell table:number-columns-repeated="6"/>
        </table:table-row>
        <table:table-row table:style-name="ro1">
          <table:table-cell office:value-type="float" office:value="507.8" calcext:value-type="float">
            <text:p>507,8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6"/>
        </table:table-row>
        <table:table-row table:style-name="ro1">
          <table:table-cell office:value-type="float" office:value="599.2" calcext:value-type="float">
            <text:p>599,2</text:p>
          </table:table-cell>
          <table:table-cell table:number-columns-repeated="6"/>
        </table:table-row>
        <table:table-row table:style-name="ro1">
          <table:table-cell office:value-type="float" office:value="499.5" calcext:value-type="float">
            <text:p>499,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roid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roid Sans" style:font-size-asian="24pt" style:language-asian="zh" style:country-asian="CN" style:font-name-complex="Droid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">
      <number:text>(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09P0"/>
    </number:currency-style>
    <number:date-style style:name="N11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day number:calendar="jewish"/>
      <number:text> </number:text>
      <number:month number:calendar="jewish" number:style="long" number:textual="true"/>
    </number:date-style>
    <number:date-style style:name="N117">
      <number:month number:calendar="jewish" number:style="long" number:textual="true"/>
      <number:text> </number:text>
      <number:day number:calendar="jewish"/>
    </number:date-style>
    <number:date-style style:name="N118">
      <number:month number:calendar="jewish" number:style="long" number:textual="true"/>
      <number:text> </number:text>
      <number:year number:calendar="jewish" number:style="long"/>
    </number:date-style>
    <number:date-style style:name="N119">
      <number:month number:calendar="jewish" number:style="long" number:textual="true"/>
    </number:date-style>
    <number:currency-style style:name="N123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7:24:26.211556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7:36:47.487524984</meta:creation-date>
    <dc:date>2016-03-08T17:29:30.067254911</dc:date>
    <meta:editing-duration>PT51M3S</meta:editing-duration>
    <meta:editing-cycles>9</meta:editing-cycles>
    <meta:generator>LibreOffice/4.2.8.2$Linux_X86_64 LibreOffice_project/42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5.034cm" svg:height="15.088cm" xlink:href=".." xlink:type="simple" chart:class="chart:line" chart:style-name="ch1">
        <chart:legend chart:legend-position="end" svg:x="42.208cm" svg:y="7.245cm" style:legend-expansion="high" chart:style-name="ch2"/>
        <chart:plot-area chart:style-name="ch3" table:cell-range-address="Sheet1.A1:Sheet1.A500" svg:x="0.9cm" svg:y="0.301cm" svg:width="40.408cm" svg:height="14.486cm">
          <chartooo:coordinate-region svg:x="1.892cm" svg:y="0.501cm" svg:width="39.416cm" svg:height="13.3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8.6">
                <text:p>578.6</text:p>
                <draw:g>
                  <svg:desc>Sheet1.A1:Sheet1.A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4.7">
                <text:p>116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.8">
                <text:p>64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5.1">
                <text:p>695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7.9">
                <text:p>757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8.8">
                <text:p>86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.7">
                <text:p>654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7.9">
                <text:p>1077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6.8">
                <text:p>58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7.9">
                <text:p>647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2.5">
                <text:p>80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8.2">
                <text:p>808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8.3">
                <text:p>72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.5">
                <text:p>71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0.7">
                <text:p>68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0.6">
                <text:p>118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6.8">
                <text:p>676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0.3">
                <text:p>53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1.9">
                <text:p>70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1.8">
                <text:p>681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3.1">
                <text:p>643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1.3">
                <text:p>581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6.3">
                <text:p>696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5.5">
                <text:p>58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0.2">
                <text:p>63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9.6">
                <text:p>599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1.4">
                <text:p>76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6.5">
                <text:p>526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5.7">
                <text:p>525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8.1">
                <text:p>528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2.1">
                <text:p>702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2.8">
                <text:p>492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6.9">
                <text:p>506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0.4">
                <text:p>43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4.8">
                <text:p>484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2.1">
                <text:p>572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5.4">
                <text:p>525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6.2">
                <text:p>506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.4">
                <text:p>439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6.8">
                <text:p>426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8.4">
                <text:p>508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6.5">
                <text:p>436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2.2">
                <text:p>452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4.7">
                <text:p>554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3.5">
                <text:p>473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7.1">
                <text:p>437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3.8">
                <text:p>493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4.6">
                <text:p>424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1.1">
                <text:p>451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5.1">
                <text:p>595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9.3">
                <text:p>439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3.2">
                <text:p>413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1.2">
                <text:p>471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1.6">
                <text:p>491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5.5">
                <text:p>445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6.4">
                <text:p>546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0.9">
                <text:p>470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3.3">
                <text:p>493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9.4">
                <text:p>499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4.6">
                <text:p>484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5.6">
                <text:p>485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6.2">
                <text:p>446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6.8">
                <text:p>546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2.4">
                <text:p>422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3.3">
                <text:p>503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3.9">
                <text:p>443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3.8">
                <text:p>463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1.8">
                <text:p>501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8.8">
                <text:p>538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0.3">
                <text:p>570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0.4">
                <text:p>730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72.4">
                <text:p>672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48.6">
                <text:p>648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1.1">
                <text:p>621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3.9">
                <text:p>683.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2.7">
                <text:p>712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80.7">
                <text:p>580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4.8">
                <text:p>804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3.9">
                <text:p>683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8.1">
                <text:p>748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6.5">
                <text:p>416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94.1">
                <text:p>694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2.1">
                <text:p>592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4.4">
                <text:p>434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6.7">
                <text:p>606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5.7">
                <text:p>415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89.2">
                <text:p>689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9.8">
                <text:p>509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0.2">
                <text:p>460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30.6">
                <text:p>830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1.8">
                <text:p>611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0.1">
                <text:p>430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3.1">
                <text:p>473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6.6">
                <text:p>576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4.1">
                <text:p>464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14.7">
                <text:p>814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80.6">
                <text:p>480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3.7">
                <text:p>553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6.4">
                <text:p>666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7.3">
                <text:p>417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6.9">
                <text:p>656.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5.3">
                <text:p>395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1.3">
                <text:p>571.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17.6">
                <text:p>717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1.1">
                <text:p>681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2.5">
                <text:p>642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3.7">
                <text:p>603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6.6">
                <text:p>686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72.7">
                <text:p>772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5.4">
                <text:p>695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2.3">
                <text:p>682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77.8">
                <text:p>1077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10.7">
                <text:p>710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9.6">
                <text:p>689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6.1">
                <text:p>696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4.5">
                <text:p>744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9.6">
                <text:p>689.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9.6">
                <text:p>689.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0.5">
                <text:p>720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10.8">
                <text:p>610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0.1">
                <text:p>790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7.3">
                <text:p>807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9.6">
                <text:p>689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0.6">
                <text:p>680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9.8">
                <text:p>709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0.5">
                <text:p>550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0.7">
                <text:p>570.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9.2">
                <text:p>549.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9.6">
                <text:p>549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9.2">
                <text:p>559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9.1">
                <text:p>559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9.1">
                <text:p>559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8.3">
                <text:p>548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5.9">
                <text:p>605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6.4">
                <text:p>506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7.7">
                <text:p>497.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83.3">
                <text:p>783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09.8">
                <text:p>609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13.4">
                <text:p>513.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08.7">
                <text:p>608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86.6">
                <text:p>586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59.1">
                <text:p>559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59.1">
                <text:p>559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9.1">
                <text:p>559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6.4">
                <text:p>606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59.1">
                <text:p>559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4.5">
                <text:p>584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9.6">
                <text:p>459.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44.7">
                <text:p>644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62.7">
                <text:p>562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48.6">
                <text:p>648.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0.1">
                <text:p>540.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22.3">
                <text:p>722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9.1">
                <text:p>559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0.4">
                <text:p>460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9.1">
                <text:p>559.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1.6">
                <text:p>571.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69.8">
                <text:p>669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4.5">
                <text:p>484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0.5">
                <text:p>520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53.4">
                <text:p>553.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90.8">
                <text:p>590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8.4">
                <text:p>608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60.1">
                <text:p>560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63.7">
                <text:p>563.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1.4">
                <text:p>521.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67.1">
                <text:p>567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8.9">
                <text:p>528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2.1">
                <text:p>552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0.5">
                <text:p>440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6.6">
                <text:p>566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42.8">
                <text:p>542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28.1">
                <text:p>628.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2.1">
                <text:p>422.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66.6">
                <text:p>466.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79.4">
                <text:p>679.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6.6">
                <text:p>446.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52.7">
                <text:p>552.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17.3">
                <text:p>517.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0.3">
                <text:p>560.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43.9">
                <text:p>643.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23.8">
                <text:p>523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74.3">
                <text:p>474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9.1">
                <text:p>559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7.3">
                <text:p>497.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46.2">
                <text:p>846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9.4">
                <text:p>619.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2.7">
                <text:p>572.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4.6">
                <text:p>574.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35.9">
                <text:p>435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10.9">
                <text:p>610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9.1">
                <text:p>559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59.1">
                <text:p>559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9.8">
                <text:p>559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56.6">
                <text:p>556.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3.8">
                <text:p>583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61.5">
                <text:p>661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0.2">
                <text:p>700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1.6">
                <text:p>451.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59.1">
                <text:p>559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28.6">
                <text:p>628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60.1">
                <text:p>560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59.1">
                <text:p>559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71.3">
                <text:p>571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55.9">
                <text:p>655.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27.9">
                <text:p>727.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79.2">
                <text:p>579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3.5">
                <text:p>363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6.9">
                <text:p>676.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70.6">
                <text:p>670.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9.6">
                <text:p>629.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57.8">
                <text:p>557.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6.6">
                <text:p>546.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49.5">
                <text:p>549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48.1">
                <text:p>848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6.1">
                <text:p>776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79.7">
                <text:p>1379.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9.7">
                <text:p>659.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13.9">
                <text:p>713.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25.3">
                <text:p>525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8.3">
                <text:p>338.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02.5">
                <text:p>702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57.1">
                <text:p>457.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91.8">
                <text:p>691.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25.1">
                <text:p>725.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81.4">
                <text:p>481.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54.1">
                <text:p>754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9.9">
                <text:p>609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5.1">
                <text:p>465.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9.5">
                <text:p>429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19.4">
                <text:p>819.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27.8">
                <text:p>527.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88.8">
                <text:p>588.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18.2">
                <text:p>718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40.5">
                <text:p>740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59.7">
                <text:p>659.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10.8">
                <text:p>610.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00.7">
                <text:p>800.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62.4">
                <text:p>662.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89.4">
                <text:p>689.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30.4">
                <text:p>630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0.3">
                <text:p>690.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23.3">
                <text:p>523.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37.3">
                <text:p>537.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54.9">
                <text:p>554.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4.1">
                <text:p>614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92.3">
                <text:p>692.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48.2">
                <text:p>648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3.6">
                <text:p>603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99.3">
                <text:p>699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43.4">
                <text:p>643.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.5">
                <text:p>575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4.6">
                <text:p>574.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2.1">
                <text:p>572.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1.2">
                <text:p>631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6.7">
                <text:p>416.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7.5">
                <text:p>437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2.6">
                <text:p>442.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02.3">
                <text:p>502.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2.6">
                <text:p>442.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2.6">
                <text:p>442.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2.6">
                <text:p>442.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06.6">
                <text:p>506.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35.1">
                <text:p>435.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23.2">
                <text:p>923.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3.6">
                <text:p>513.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59.8">
                <text:p>459.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20.7">
                <text:p>620.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0.3">
                <text:p>380.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27.9">
                <text:p>527.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18.3">
                <text:p>418.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02.2">
                <text:p>502.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85.8">
                <text:p>485.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94.6">
                <text:p>394.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3.6">
                <text:p>573.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9.2">
                <text:p>599.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08.8">
                <text:p>708.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93.2">
                <text:p>593.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85.3">
                <text:p>485.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33.4">
                <text:p>433.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42.6">
                <text:p>442.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44.1">
                <text:p>544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3.6">
                <text:p>443.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2.6">
                <text:p>442.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38.5">
                <text:p>438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2.6">
                <text:p>442.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62.2">
                <text:p>562.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76.6">
                <text:p>476.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2.6">
                <text:p>462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95.6">
                <text:p>495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4.5">
                <text:p>444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05.2">
                <text:p>605.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40.4">
                <text:p>640.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1.4">
                <text:p>511.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09.3">
                <text:p>509.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97.2">
                <text:p>497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1.5">
                <text:p>541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61.6">
                <text:p>561.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20.4">
                <text:p>520.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30.4">
                <text:p>730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30.2">
                <text:p>630.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5.8">
                <text:p>525.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8.7">
                <text:p>448.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2.6">
                <text:p>442.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39.5">
                <text:p>439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64.6">
                <text:p>564.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42.6">
                <text:p>442.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3.7">
                <text:p>423.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38.6">
                <text:p>638.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80.2">
                <text:p>480.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4.7">
                <text:p>444.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19.8">
                <text:p>419.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1.1">
                <text:p>451.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38.7">
                <text:p>438.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23.4">
                <text:p>523.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23.1">
                <text:p>623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42.1">
                <text:p>542.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1.6">
                <text:p>401.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2.3">
                <text:p>782.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72.2">
                <text:p>972.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13.2">
                <text:p>913.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05.5">
                <text:p>505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80.9">
                <text:p>580.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2.2">
                <text:p>572.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10.1">
                <text:p>510.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00.6">
                <text:p>500.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62.6">
                <text:p>562.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91.9">
                <text:p>491.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96.6">
                <text:p>496.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22.4">
                <text:p>522.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80.5">
                <text:p>580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83.7">
                <text:p>583.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42.4">
                <text:p>542.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97.1">
                <text:p>597.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88.5">
                <text:p>688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33.2">
                <text:p>633.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86.9">
                <text:p>686.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18.6">
                <text:p>718.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59.4">
                <text:p>759.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55.1">
                <text:p>555.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23.8">
                <text:p>523.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30.9">
                <text:p>530.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82.2">
                <text:p>582.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43.1">
                <text:p>543.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7.2">
                <text:p>507.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9.1">
                <text:p>469.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90.8">
                <text:p>490.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97.1">
                <text:p>497.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6.2">
                <text:p>626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01.9">
                <text:p>501.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93.3">
                <text:p>493.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14.1">
                <text:p>614.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89.4">
                <text:p>889.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86.7">
                <text:p>586.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32.5">
                <text:p>532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3.2">
                <text:p>443.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63.4">
                <text:p>563.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33.9">
                <text:p>633.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72.2">
                <text:p>472.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45.1">
                <text:p>545.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07.7">
                <text:p>507.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03.3">
                <text:p>503.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68.7">
                <text:p>468.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76.4">
                <text:p>476.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79.9">
                <text:p>579.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73.2">
                <text:p>573.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37.8">
                <text:p>637.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35.2">
                <text:p>535.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45.7">
                <text:p>545.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90.5">
                <text:p>590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8.2">
                <text:p>498.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34.5">
                <text:p>634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99.8">
                <text:p>499.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5.1">
                <text:p>505.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73.8">
                <text:p>473.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95.3">
                <text:p>595.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38.1">
                <text:p>638.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80.5">
                <text:p>480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1.9">
                <text:p>431.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72.2">
                <text:p>572.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07.7">
                <text:p>607.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77.7">
                <text:p>577.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92.1">
                <text:p>492.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91.2">
                <text:p>591.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82.3">
                <text:p>582.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82.4">
                <text:p>782.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90.4">
                <text:p>590.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01.6">
                <text:p>1201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0.4">
                <text:p>520.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07.7">
                <text:p>507.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35.8">
                <text:p>535.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7.7">
                <text:p>497.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07.7">
                <text:p>507.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7.7">
                <text:p>507.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2.2">
                <text:p>502.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4.2">
                <text:p>534.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48.5">
                <text:p>548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94.3">
                <text:p>494.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5.5">
                <text:p>505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91.4">
                <text:p>491.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7.7">
                <text:p>507.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10.4">
                <text:p>510.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.2">
                <text:p>454.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54.9">
                <text:p>554.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73.3">
                <text:p>573.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87.3">
                <text:p>587.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7.7">
                <text:p>507.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78.6">
                <text:p>478.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07.9">
                <text:p>507.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07.7">
                <text:p>507.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02.4">
                <text:p>502.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07.7">
                <text:p>507.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87.9">
                <text:p>487.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8.3">
                <text:p>558.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61.9">
                <text:p>561.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91.6">
                <text:p>491.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6.7">
                <text:p>606.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07.7">
                <text:p>507.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5.9">
                <text:p>565.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07.9">
                <text:p>507.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79.1">
                <text:p>579.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32.2">
                <text:p>732.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10.1">
                <text:p>710.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01.7">
                <text:p>601.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51.1">
                <text:p>651.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20.5">
                <text:p>720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81.4">
                <text:p>581.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0.3">
                <text:p>610.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98.3">
                <text:p>698.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93.5">
                <text:p>693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02.8">
                <text:p>802.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11.3">
                <text:p>811.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33.3">
                <text:p>933.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67.8">
                <text:p>467.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1.1">
                <text:p>581.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58.2">
                <text:p>558.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14.6">
                <text:p>514.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5.8">
                <text:p>505.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79.7">
                <text:p>579.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4.7">
                <text:p>504.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7.8">
                <text:p>507.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9.2">
                <text:p>599.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.5">
                <text:p>49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